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996cm" table:align="left" style:writing-mode="lr-tb"/>
    </style:style>
    <style:style style:name="Table1.A" style:family="table-column">
      <style:table-column-properties style:column-width="3.496cm"/>
    </style:style>
    <style:style style:name="Table1.B" style:family="table-column">
      <style:table-column-properties style:column-width="2.623cm"/>
    </style:style>
    <style:style style:name="Table1.C" style:family="table-column">
      <style:table-column-properties style:column-width="3.512cm"/>
    </style:style>
    <style:style style:name="Table1.D" style:family="table-column">
      <style:table-column-properties style:column-width="4.366cm"/>
    </style:style>
    <style:style style:name="P1" style:family="paragraph" style:parent-style-name="Основной_20_текст_20_с_20_отступом_20_31">
      <style:paragraph-properties fo:margin-left="1.27cm" fo:margin-right="0cm" fo:text-indent="0cm" style:auto-text-indent="false">
        <style:tab-stops>
          <style:tab-stop style:position="2.54cm"/>
        </style:tab-stops>
      </style:paragraph-properties>
      <style:text-properties fo:font-size="12pt"/>
    </style:style>
    <style:style style:name="P2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3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4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17b09" officeooo:paragraph-rsid="00017b09" style:font-weight-asian="bold" style:font-weight-complex="bold"/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7aa9f" officeooo:paragraph-rsid="0007aa9f" style:font-weight-asian="bold" style:font-weight-complex="bold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17b09"/>
    </style:style>
    <style:style style:name="P1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291f0"/>
    </style:style>
    <style:style style:name="P1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1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/>
    </style:style>
    <style:style style:name="P1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7aa9f" officeooo:paragraph-rsid="0007aa9f" style:font-style-asian="italic" style:font-style-complex="italic"/>
    </style:style>
    <style:style style:name="P1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91b9d" officeooo:paragraph-rsid="00091b9d" style:font-style-asian="italic" style:font-style-complex="italic"/>
    </style:style>
    <style:style style:name="P1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1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7aa9f" officeooo:paragraph-rsid="0007aa9f"/>
    </style:style>
    <style:style style:name="P1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7aa9f" officeooo:paragraph-rsid="0007aa9f" style:font-style-asian="normal" style:font-style-complex="normal"/>
    </style:style>
    <style:style style:name="P1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91b9d" officeooo:paragraph-rsid="00091b9d" style:font-style-asian="normal" style:font-style-complex="normal"/>
    </style:style>
    <style:style style:name="P19" style:family="paragraph" style:parent-style-name="Основной_20_текст_20_с_20_отступом_20_31">
      <style:paragraph-properties fo:margin-left="0cm" fo:margin-right="0cm" fo:text-indent="0cm" style:auto-text-indent="false"/>
      <style:text-properties fo:font-size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fo:font-weight="bold" style:font-size-asian="10pt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/>
    </style:style>
    <style:style style:name="P24" style:family="paragraph" style:parent-style-name="Standard">
      <style:paragraph-properties fo:margin-left="0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officeooo:paragraph-rsid="00091b9d"/>
    </style:style>
    <style:style style:name="P25" style:family="paragraph" style:parent-style-name="Standard">
      <style:text-properties fo:font-weight="bold"/>
    </style:style>
    <style:style style:name="P26" style:family="paragraph" style:parent-style-name="Standard">
      <style:text-properties fo:font-weight="bold" officeooo:paragraph-rsid="00056ee6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paragraph-properties fo:text-align="center" style:justify-single-word="false"/>
      <style:text-properties fo:font-size="20pt"/>
    </style:style>
    <style:style style:name="P30" style:family="paragraph" style:parent-style-name="Standard">
      <style:text-properties fo:color="#000000" style:font-name="Courier New" fo:font-size="10pt"/>
    </style:style>
    <style:style style:name="P31" style:family="paragraph" style:parent-style-name="Standard">
      <style:text-properties fo:color="#000000" style:font-name="Courier New" fo:font-size="10pt" style:font-size-asian="10pt" style:font-size-complex="10pt"/>
    </style:style>
    <style:style style:name="P32" style:family="paragraph" style:parent-style-name="Standard">
      <style:text-properties officeooo:paragraph-rsid="00091b9d"/>
    </style:style>
    <style:style style:name="P33" style:family="paragraph" style:parent-style-name="Standard">
      <style:text-properties officeooo:paragraph-rsid="0009a413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Standard">
      <style:paragraph-properties fo:break-before="page"/>
      <style:text-properties officeooo:rsid="00056ee6" officeooo:paragraph-rsid="00056ee6"/>
    </style:style>
    <style:style style:name="P37" style:family="paragraph" style:parent-style-name="Основной_20_текст_20_21">
      <style:paragraph-properties fo:margin-left="2.498cm" fo:margin-right="0cm" fo:line-height="87%" fo:text-indent="0cm" style:auto-text-indent="false"/>
    </style:style>
    <style:style style:name="P38" style:family="paragraph" style:parent-style-name="Основной_20_текст_20_21">
      <style:paragraph-properties fo:margin-left="2.498cm" fo:margin-right="0cm" fo:line-height="87%" fo:text-align="start" style:justify-single-word="false" fo:text-indent="0cm" style:auto-text-indent="false"/>
    </style:style>
    <style:style style:name="P39" style:family="paragraph" style:parent-style-name="Standard">
      <style:paragraph-properties fo:margin-left="4.05cm" fo:margin-right="0cm" fo:line-height="87%" fo:text-align="justify" style:justify-single-word="false" fo:text-indent="0cm" style:auto-text-indent="false">
        <style:tab-stops>
          <style:tab-stop style:position="4.685cm"/>
        </style:tab-stops>
      </style:paragraph-properties>
    </style:style>
    <style:style style:name="P40" style:family="paragraph" style:parent-style-name="Standard">
      <style:paragraph-properties fo:margin-left="7.493cm" fo:margin-right="0cm" fo:text-indent="1.249cm" style:auto-text-indent="false"/>
    </style:style>
    <style:style style:name="P41" style:family="paragraph" style:parent-style-name="Standard">
      <style:paragraph-properties fo:margin-left="8.742cm" fo:margin-right="0cm" fo:text-indent="0cm" style:auto-text-indent="false"/>
    </style:style>
    <style:style style:name="P42" style:family="paragraph" style:parent-style-name="Standard">
      <style:paragraph-properties fo:text-align="center" style:justify-single-word="false"/>
      <style:text-properties officeooo:paragraph-rsid="000ab5ff"/>
    </style:style>
    <style:style style:name="P43" style:family="paragraph" style:parent-style-name="Standard">
      <style:text-properties officeooo:paragraph-rsid="000ab5ff"/>
    </style:style>
    <style:style style:name="P44" style:family="paragraph" style:parent-style-name="Standard" style:list-style-name="L6">
      <style:paragraph-properties fo:line-height="100%" fo:text-align="justify" style:justify-single-word="false"/>
      <style:text-properties officeooo:paragraph-rsid="000ab5ff"/>
    </style:style>
    <style:style style:name="P45" style:family="paragraph" style:parent-style-name="Standard" style:list-style-name="L11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46" style:family="paragraph" style:parent-style-name="Standard" style:list-style-name="L8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47" style:family="paragraph" style:parent-style-name="Standard" style:list-style-name="L6">
      <style:text-properties officeooo:paragraph-rsid="000ab5ff"/>
    </style:style>
    <style:style style:name="P48" style:family="paragraph" style:parent-style-name="Standard" style:list-style-name="L8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 style:font-weight-complex="bold"/>
    </style:style>
    <style:style style:name="P49" style:family="paragraph" style:parent-style-name="Standard" style:list-style-name="L11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style:font-name="Times New Roman1" fo:font-size="12pt" officeooo:paragraph-rsid="000ab5ff"/>
    </style:style>
    <style:style style:name="P50" style:family="paragraph" style:parent-style-name="Standard" style:list-style-name="L4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51" style:family="paragraph" style:parent-style-name="Standard" style:list-style-name="L3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</style:style>
    <style:style style:name="P52" style:family="paragraph" style:parent-style-name="Standard" style:list-style-name="L2">
      <style:paragraph-properties fo:margin-left="2.923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3.558cm"/>
        </style:tab-stops>
      </style:paragraph-properties>
      <style:text-properties fo:font-size="12pt" fo:language="ru" fo:country="RU"/>
    </style:style>
    <style:style style:name="P53" style:family="paragraph" style:parent-style-name="Standard" style:list-style-name="L2">
      <style:paragraph-properties fo:margin-left="4.05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4.685cm"/>
        </style:tab-stops>
      </style:paragraph-properties>
      <style:text-properties fo:font-size="12pt" fo:language="ru" fo:country="RU"/>
    </style:style>
    <style:style style:name="P54" style:family="paragraph" style:parent-style-name="Standard">
      <style:paragraph-properties fo:break-before="page"/>
      <style:text-properties officeooo:paragraph-rsid="000ab5ff"/>
    </style:style>
    <style:style style:name="P55" style:family="paragraph" style:parent-style-name="Standard">
      <style:paragraph-properties fo:margin-left="1.27cm" fo:margin-right="0cm" fo:text-indent="-0.635cm" style:auto-text-indent="false"/>
    </style:style>
    <style:style style:name="P56" style:family="paragraph" style:parent-style-name="Standard" style:list-style-name="L10">
      <style:paragraph-properties fo:margin-left="3.81cm" fo:margin-right="0cm" fo:line-height="100%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officeooo:paragraph-rsid="000ab5ff"/>
    </style:style>
    <style:style style:name="P57" style:family="paragraph" style:parent-style-name="Standard" style:list-style-name="L9">
      <style:paragraph-properties fo:margin-left="3.81cm" fo:margin-right="0cm" fo:line-height="100%" fo:text-align="justify" style:justify-single-word="false" fo:text-indent="-0.635cm" style:auto-text-indent="false"/>
      <style:text-properties officeooo:paragraph-rsid="000ab5ff"/>
    </style:style>
    <style:style style:name="P58" style:family="paragraph" style:parent-style-name="Основной_20_текст_20_2" style:list-style-name="L1">
      <style:paragraph-properties fo:line-height="100%"/>
      <style:text-properties officeooo:paragraph-rsid="000ab5ff"/>
    </style:style>
    <style:style style:name="P59" style:family="paragraph" style:parent-style-name="Основной_20_текст_20_2" style:list-style-name="L1" style:master-page-name="">
      <style:paragraph-properties fo:margin-left="1.27cm" fo:margin-right="0cm" fo:line-height="100%" fo:text-align="justify" style:justify-single-word="false" fo:orphans="2" fo:widows="2" fo:text-indent="0cm" style:auto-text-indent="false" style:page-number="auto" style:writing-mode="lr-tb"/>
      <style:text-properties officeooo:paragraph-rsid="000ab5ff" style:font-size-complex="12pt"/>
    </style:style>
    <style:style style:name="P60" style:family="paragraph" style:parent-style-name="Основной_20_текст_20_2" style:list-style-name="L1">
      <style:paragraph-properties fo:margin-left="0cm" fo:margin-right="0cm" fo:line-height="100%" fo:text-indent="0cm" style:auto-text-indent="false"/>
      <style:text-properties style:font-name="Times New Roman1" fo:font-size="12pt" fo:language="ru" fo:country="RU" officeooo:rsid="000ab5ff" officeooo:paragraph-rsid="000ab5ff" style:font-size-complex="12pt"/>
    </style:style>
    <style:style style:name="P61" style:family="paragraph" style:parent-style-name="Основной_20_текст_20_2" style:list-style-name="L1">
      <style:paragraph-properties fo:margin-left="0cm" fo:margin-right="0cm" fo:line-height="100%" fo:text-indent="0cm" style:auto-text-indent="false"/>
      <style:text-properties officeooo:paragraph-rsid="000ab5ff"/>
    </style:style>
    <style:style style:name="P62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weight="bold" officeooo:paragraph-rsid="0007aa9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5ff" style:font-weight-asian="bold" style:font-weight-complex="bold"/>
    </style:style>
    <style:style style:name="T5" style:family="text">
      <style:text-properties fo:font-weight="bold" style:font-size-asian="10pt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weight="bold" style:font-weight-asian="bold" style:font-size-complex="12pt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17b0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2pt" fo:language="ru" fo:country="RU"/>
    </style:style>
    <style:style style:name="T15" style:family="text">
      <style:text-properties fo:font-size="12pt" fo:language="ru" fo:country="RU" officeooo:rsid="000144b8"/>
    </style:style>
    <style:style style:name="T16" style:family="text">
      <style:text-properties fo:font-size="12pt" fo:language="ru" fo:country="RU" officeooo:rsid="00091b9d"/>
    </style:style>
    <style:style style:name="T17" style:family="text">
      <style:text-properties fo:font-size="12pt" fo:language="ru" fo:country="RU" officeooo:rsid="0009a413"/>
    </style:style>
    <style:style style:name="T18" style:family="text">
      <style:text-properties fo:font-size="12pt" fo:language="ru" fo:country="RU" style:font-size-asian="12pt" style:font-size-complex="12pt"/>
    </style:style>
    <style:style style:name="T19" style:family="text">
      <style:text-properties fo:font-size="12pt" fo:language="ru" fo:country="RU" officeooo:rsid="000ab5ff"/>
    </style:style>
    <style:style style:name="T20" style:family="text">
      <style:text-properties officeooo:rsid="000144b8"/>
    </style:style>
    <style:style style:name="T21" style:family="text">
      <style:text-properties officeooo:rsid="00017b09"/>
    </style:style>
    <style:style style:name="T22" style:family="text">
      <style:text-properties officeooo:rsid="0001adca"/>
    </style:style>
    <style:style style:name="T23" style:family="text">
      <style:text-properties officeooo:rsid="000291f0"/>
    </style:style>
    <style:style style:name="T24" style:family="text">
      <style:text-properties officeooo:rsid="00036b59"/>
    </style:style>
    <style:style style:name="T25" style:family="text">
      <style:text-properties officeooo:rsid="00048665"/>
    </style:style>
    <style:style style:name="T26" style:family="text">
      <style:text-properties style:font-size-asian="10pt"/>
    </style:style>
    <style:style style:name="T27" style:family="text">
      <style:text-properties fo:font-size="10pt" fo:font-weight="bold" style:font-size-asian="10pt" style:font-weight-asian="bold"/>
    </style:style>
    <style:style style:name="T28" style:family="text">
      <style:text-properties fo:font-size="10pt" style:font-size-asian="10pt"/>
    </style:style>
    <style:style style:name="T29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30" style:family="text">
      <style:text-properties fo:font-size="10pt" style:text-underline-style="solid" style:text-underline-width="auto" style:text-underline-color="font-color" style:font-size-asian="10pt"/>
    </style:style>
    <style:style style:name="T31" style:family="text">
      <style:text-properties officeooo:rsid="00056ee6"/>
    </style:style>
    <style:style style:name="T32" style:family="text">
      <style:text-properties officeooo:rsid="0007aa9f"/>
    </style:style>
    <style:style style:name="T33" style:family="text">
      <style:text-properties officeooo:rsid="00091b9d"/>
    </style:style>
    <style:style style:name="T34" style:family="text">
      <style:text-properties officeooo:rsid="0009a413"/>
    </style:style>
    <style:style style:name="T35" style:family="text">
      <style:text-properties officeooo:rsid="000ab5ff"/>
    </style:style>
    <style:style style:name="T36" style:family="text">
      <style:text-properties style:text-position="sub 58%" fo:font-weight="bold" style:font-weight-asian="bold" style:font-weight-complex="bold"/>
    </style:style>
    <style:style style:name="T37" style:family="text">
      <style:text-properties style:font-size-complex="12pt"/>
    </style:style>
    <style:style style:name="T38" style:family="text">
      <style:text-properties officeooo:rsid="000ab5ff" style:font-size-complex="12pt"/>
    </style:style>
    <style:style style:name="T39" style:family="text">
      <style:text-properties style:font-name="Times New Roman1" fo:font-size="12pt"/>
    </style:style>
    <style:style style:name="T40" style:family="text">
      <style:text-properties style:font-name="Times New Roman1" fo:font-size="12pt" fo:language="ru" fo:country="RU" style:font-size-complex="12pt"/>
    </style:style>
    <style:style style:name="T41" style:family="text">
      <style:text-properties style:font-name="Times New Roman1" fo:font-size="12pt" fo:language="ru" fo:country="RU" officeooo:rsid="000ab5ff" style:font-size-complex="12pt"/>
    </style:style>
    <style:style style:name="T42" style:family="text">
      <style:text-properties style:font-name="Times New Roman1" fo:font-size="12pt" fo:language="ru" fo:country="RU" fo:font-weight="bold" officeooo:rsid="000ab5ff" style:font-weight-asian="bold" style:font-size-complex="12pt" style:font-weight-complex="bold"/>
    </style:style>
    <style:style style:name="T43" style:family="text">
      <style:text-properties style:font-name="Times New Roman1" fo:font-size="12pt" officeooo:rsid="000ab5ff"/>
    </style:style>
    <style:style style:name="T44" style:family="text">
      <style:text-properties style:font-name="Times New Roman1" fo:font-size="12pt" fo:language="en" fo:country="US" fo:font-weight="bold" style:font-weight-asian="bold" style:font-weight-complex="bold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0ab5f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bullet text:level="2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1"/>
      </text:list-level-style-bullet>
      <text:list-level-style-number text:level="4" text:style-name="Zeichenformat" style:num-format="1" text:start-value="1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5"/>
        <text:p text:style-name="Standard"/>
        <text:p text:style-name="P27">НОВОСИБИРСКИЙ ГОСУДАРСТВЕННЫЙ ТЕХНИЧЕСКИЙ УНИВЕРСИТЕТ</text:p>
        <text:p text:style-name="Standard"/>
        <text:p text:style-name="Standard"/>
        <text:p text:style-name="Standard"/>
        <text:p text:style-name="P27">Кафедра ВТ</text:p>
        <text:p text:style-name="Standard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9">«Структуры и алгоритмы обработки данных»</text:p>
        <text:p text:style-name="Standard"/>
        <text:p text:style-name="P27">Пояснительная записка к контрольной работе</text:p>
        <text:p text:style-name="P42">«<text:span text:style-name="T18">Коллекция данных - дерево поиска</text:span>»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0">Выполнил:</text:p>
        <text:p text:style-name="P41">студент гр. ЗАП-933 Лутохин Г.Н. </text:p>
        <text:p text:style-name="P40">шифр 134464479</text:p>
        <text:p text:style-name="P40">вариант задания 1</text:p>
        <text:p text:style-name="Standard"/>
        <text:p text:style-name="Standard"/>
        <text:p text:style-name="Standard"/>
        <text:p text:style-name="Standard"/>
        <text:p text:style-name="P40">Дата сдачи:</text:p>
        <text:p text:style-name="P40">Отметка о зачете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7">Новосибирск</text:p>
        <text:p text:style-name="P27">2014</text:p>
        <text:p text:style-name="Standard"/>
        <text:p text:style-name="P54"><text:span text:style-name="T1">Цель работы</text:span>: Освоение технологии реализации ассоциативных нелинейных коллекций на примере АТД «Двоичное дерево поиска». Освоение методики программирования рекурсивных и итеративных алгоритмов для структуры данных. </text:p>
        <text:p text:style-name="Standard"/>
        <text:p text:style-name="P43"><text:span text:style-name="T4">Вариант задания</text:span><text:span text:style-name="T3">:</text:span> </text:p>
        <text:list xml:id="list3594929431917164771" text:style-name="L6">
          <text:list-item>
            <text:p text:style-name="P47">Алгоритмы основных операций АТД <text:s/>(вставки, удаления и поиска) реализуются в рекурсивной форме.</text:p>
          </text:list-item>
          <text:list-item>
            <text:p text:style-name="P44">Схема операции обхода: <text:span text:style-name="T13">L</text:span><text:span text:style-name="T36">t</text:span><text:span text:style-name="T13"> → R</text:span><text:span text:style-name="T36">t </text:span><text:span text:style-name="T13">→ t</text:span>.</text:p>
          </text:list-item>
          <text:list-item>
            <text:p text:style-name="P44">Дополнительная операция: определение длины внутреннего пути дерева (длина внутреннего пути = сумма глубин внутренних узлов).</text:p>
          </text:list-item>
        </text:list>
        <text:p text:style-name="P55"/>
        <text:p text:style-name="P25">Задание:</text:p>
        <text:list xml:id="list5823030895083327954" text:style-name="L1">
          <text:list-header>
            <text:p text:style-name="P58"><text:span text:style-name="T38">1.<text:tab/></text:span><text:span text:style-name="T40">Спроектировать</text:span><text:span text:style-name="T37">, реализовать и провести тестовые испытания АТД «</text:span><text:span text:style-name="T8">B</text:span><text:span text:style-name="T42">ST</text:span><text:span text:style-name="T41">-дерево» для коллекции, содержащей данные произвольного типа. Тип коллекции задаётся клиентской программой.</text:span></text:p>
            <text:p text:style-name="P60">Двоичное дерево поиска (Binary Search Tree – BST) представляет упорядоченное, иерархическое, ассоциативное множество элементов, между которыми существуют структурные отношения «предки – потомки».</text:p>
            <text:p text:style-name="P61"><text:span text:style-name="T41">Интерфейс АТД «</text:span><text:span text:style-name="T42">BST</text:span><text:span text:style-name="T41">-</text:span><text:span text:style-name="T37">дерево» включает <text:s/>следующие операции:</text:span></text:p>
          </text:list-header>
        </text:list>
        <text:list xml:id="list6902435289390981083" text:style-name="L8">
          <text:list-item>
            <text:p text:style-name="P46">опрос размера дерева, </text:p>
          </text:list-item>
          <text:list-item>
            <text:p text:style-name="P46">очистка дерева,</text:p>
          </text:list-item>
          <text:list-item>
            <text:p text:style-name="P46">проверка дерева на пустоту,</text:p>
          </text:list-item>
          <text:list-item>
            <text:p text:style-name="P46">доступ к данным с заданным ключом,</text:p>
          </text:list-item>
          <text:list-item>
            <text:p text:style-name="P46">включение данных с заданным ключом,</text:p>
          </text:list-item>
          <text:list-item>
            <text:p text:style-name="P46">удаление данных с заданным ключом,</text:p>
          </text:list-item>
          <text:list-item>
            <text:p text:style-name="P48">обход узлов дерева по схеме, заданной в варианте задания,</text:p>
          </text:list-item>
          <text:list-item>
            <text:p text:style-name="P48">дополнительная операция, заданная в варианте задания.</text:p>
          </text:list-item>
          <text:list-item>
            <text:p text:style-name="P46">итератор для доступа к данным в дереве с операциями:</text:p>
          </text:list-item>
        </text:list>
        <text:list xml:id="list4389375408706642453" text:style-name="L9">
          <text:list-item>
            <text:p text:style-name="P57">установка на первый узел в дереве с минимальным ключом,</text:p>
          </text:list-item>
          <text:list-item>
            <text:p text:style-name="P57">установка на последний узел в дереве с максимальным ключом,</text:p>
          </text:list-item>
          <text:list-item>
            <text:p text:style-name="P57">проверка состояния итератора,</text:p>
          </text:list-item>
          <text:list-item>
            <text:p text:style-name="P57">доступ по чтению и записи к данным текущего узла в дереве,</text:p>
          </text:list-item>
          <text:list-item>
            <text:p text:style-name="P57">переход к следующему по значению ключа узлу в дереве,</text:p>
          </text:list-item>
          <text:list-item>
            <text:p text:style-name="P57">переход к предыдущему по значению ключа узлу в дереве,</text:p>
          </text:list-item>
        </text:list>
        <text:list xml:id="list30858262326662" text:continue-list="list5823030895083327954" text:style-name="L1">
          <text:list-item>
            <text:list>
              <text:list-item>
                <text:list>
                  <text:list-header>
                    <text:p text:style-name="P59">Для тестирования коллекции интерфейс АТД «BST – дерево» включает дополнительные операции:</text:p>
                  </text:list-header>
                </text:list>
              </text:list-item>
            </text:list>
          </text:list-item>
        </text:list>
        <text:list xml:id="list1314362974099492590" text:style-name="L10">
          <text:list-item>
            <text:p text:style-name="P56">вывод структуры дерева на экран,</text:p>
          </text:list-item>
          <text:list-item>
            <text:p text:style-name="P56">опрос числа просмотренных операцией узлов дерева.</text:p>
          </text:list-item>
        </text:list>
        <text:list xml:id="list4067560737791383008" text:style-name="L11">
          <text:list-header>
            <text:p text:style-name="P45"><text:span text:style-name="T43">2.<text:tab/></text:span><text:span text:style-name="T39">Выполнить отладку и тестирование всех операций АТД «</text:span><text:span text:style-name="T44">BST</text:span><text:span text:style-name="T39">-дерево» с помощью меню операций.</text:span></text:p>
            <text:p text:style-name="P49"><text:span text:style-name="T35">3.<text:tab/></text:span>Выполнить тестирование средней трудоёмкости операций поиска, вставки и удаления элементов для вырожденного и случайного <text:span text:style-name="T9">BST</text:span>-дерева. </text:p>
            <text:p text:style-name="P49"><text:span text:style-name="T46">4.<text:tab/></text:span><text:span text:style-name="T45">Провести сравнительный анализ экспериментальных показателей трудоёмкости операций.</text:span></text:p>
          </text:list-header>
        </text:list>
        <text:p text:style-name="P2"/>
        <text:p text:style-name="P2"/>
        <text:p text:style-name="P62">Формат АТД</text:p>
        <text:p text:style-name="P3">Шаблон коллекции данных на базе односвязного списка с данными указанного типа T. При создании список не имеет данных. Максимальный размер списка указывается при создании списка. Операция индексирования списка выполняет проверку соответствия индекса текущему размеру массива cur<text:span text:style-name="T6">rent</text:span>_size.</text:p>
        <text:p text:style-name="P2"/>
        <text:p text:style-name="P2"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4">Параметры:</text:p>
        <text:p text:style-name="P9"><text:tab/><text:span text:style-name="T7">curent</text:span><text:span text:style-name="T10">_</text:span><text:span text:style-name="T7">size</text:span> – <text:span text:style-name="T21">текущий рамер списка</text:span></text:p>
        <text:p text:style-name="P9"><text:tab/><text:span text:style-name="T12">storage_size</text:span><text:span text:style-name="T21"> — максимальный размер списка</text:span><text:line-break/></text:p>
        <text:p text:style-name="P6">Структура данных:</text:p>
        <text:p text:style-name="P15"><text:tab/><text:span text:style-name="T11">T *arr</text:span> — массив элементов указанного типа T</text:p>
        <text:p text:style-name="P15"><text:tab/><text:span text:style-name="T11">size_t *index_arr</text:span> — массив указателей на индексы следующих и </text:p>
        <text:p text:style-name="P15"><text:tab/><text:tab/><text:tab/><text:tab/><text:tab/>свободных элементов</text:p>
        <text:p text:style-name="P15"/>
        <text:p text:style-name="P5">Операции:</text:p>
        <text:p text:style-name="P12">Конструктор</text:p>
        <text:p text:style-name="P8"><text:tab/>Вход: <text:span text:style-name="T22">максимальный размер структуры</text:span></text:p>
        <text:p text:style-name="P8"><text:tab/>Процесс: <text:span text:style-name="T22">создание массива с данными, создание массива с указателями, проводится инициализация массива индексных указателей</text:span></text:p>
        <text:p text:style-name="P8"><text:tab/>Постусловия: <text:span text:style-name="T23">создан пустой</text:span> экземпляр класса «Список»</text:p>
        <text:p text:style-name="P12">Опрос размера списка</text:p>
        <text:p text:style-name="P8"><text:tab/>Вход: нет</text:p>
        <text:p text:style-name="P8"><text:tab/>Предусловия: нет</text:p>
        <text:p text:style-name="P8"><text:tab/>Процесс: чтение текущего размера <text:span text:style-name="T6">curent</text:span>_<text:span text:style-name="T6">size</text:span></text:p>
        <text:p text:style-name="P8"><text:tab/>Выход: текущий размер списка <text:span text:style-name="T6">curent</text:span>_<text:span text:style-name="T6">size</text:span></text:p>
        <text:p text:style-name="P8"><text:tab/>Постусловия: нет</text:p>
        <text:p text:style-name="P12">Операция индексирования</text:p>
        <text:p text:style-name="P8"><text:tab/>Вход: значение индекса <text:span text:style-name="T6">i</text:span></text:p>
        <text:p text:style-name="P8"><text:span text:style-name="T6"><text:tab/></text:span>Предусловия: 0 &lt;= <text:span text:style-name="T6">i</text:span> &lt; <text:span text:style-name="T6">curent</text:span>_<text:span text:style-name="T6">size</text:span></text:p>
        <text:p text:style-name="P10"><text:tab/>Процесс: переход по элементам списка, </text:p>
        <text:p text:style-name="P10"><text:tab/>Выход: <text:span text:style-name="T24">элемент списка по заданному индексу</text:span></text:p>
        <text:p text:style-name="P8"><text:tab/>Постусловия: генерация сообщения об ошибке при невыполнении предусловия</text:p>
        <text:p text:style-name="P12">Изменение вставка элемента списка в конец</text:p>
        <text:p text:style-name="P8"><text:tab/>Вход: значение элемента списка</text:p>
        <text:p text:style-name="P8"><text:tab/>Предусловия: нет</text:p>
        <text:p text:style-name="P8"><text:tab/>Процесс: выделение памяти для еще одного элемента списка, установка его <text:line-break/> <text:s text:c="21"/>указателей, корректировка указателя «следующий» предыдущего элемента <text:line-break/> <text:s text:c="21"/>списка, корректировка указателя на последний элемент списка, изменение <text:line-break/> <text:s text:c="21"/>размера списка на 1.</text:p>
        <text:p text:style-name="P8"><text:tab/>Выход: нет.</text:p>
        <text:p text:style-name="P8"><text:tab/>Постусловия: список содержит <text:span text:style-name="T6">current</text:span>_<text:span text:style-name="T6">size</text:span> элементов.</text:p>
        <text:p text:style-name="P12">Поиск индекса элемента списка по значению</text:p>
        <text:p text:style-name="P8"><text:tab/>Вход: значение заданного типа <text:span text:style-name="T6">T</text:span></text:p>
        <text:p text:style-name="P8"><text:tab/>Предусловия: нет</text:p>
        <text:p text:style-name="P8"><text:tab/>Процесс: в списке происходит поиск с первого элемента с искомым значением</text:p>
        <text:p text:style-name="P8"><text:tab/>Выход: индекс элемента в списке если такой элемент найден, -1 если элемент не<text:line-break/> <text:s text:c="21"/>найден</text:p>
        <text:p text:style-name="P8"><text:tab/>Постусловия: индекс элемента лежит в интервале от [0; <text:span text:style-name="T6">current</text:span>_<text:span text:style-name="T6">size</text:span>)</text:p>
        <text:p text:style-name="P5">Конец АТД</text:p>
        <text:p text:style-name="P8"/>
        <text:p text:style-name="P7">Итератор АТД</text:p>
        <text:p text:style-name="P16">Итератор по элементам АТД «Список» с данными указанного типа T. При создании итератора конструктору передается указатель на АТД «Список». Итератор обеспечивает переход от текущего элемента к следующему, сброс в начало, индикацию нахождения в границах списка. </text:p>
        <text:p text:style-name="P16"/>
        <text:p text:style-name="P7"><text:soft-page-break/>Параметры:</text:p>
        <text:p text:style-name="P11"><text:span text:style-name="T32"><text:tab/></text:span>List&lt;T&gt; *<text:span text:style-name="T32">l</text:span> — <text:span text:style-name="T32">указатель на АТД «Список»</text:span></text:p>
        <text:p text:style-name="P16"/>
        <text:p text:style-name="P7">Операции:</text:p>
        <text:p text:style-name="P13">Установка итератора в начальное положение</text:p>
        <text:p text:style-name="P17"><text:tab/>Вход: нет</text:p>
        <text:p text:style-name="P17"><text:tab/>Предусловия: нет</text:p>
        <text:p text:style-name="P17"><text:tab/>Процесс: текущий элемент = голове списка, счетчик индекса = 0</text:p>
        <text:p text:style-name="P13">Переход к следующему элементу</text:p>
        <text:p text:style-name="P17"><text:tab/>Вход: нет</text:p>
        <text:p text:style-name="P17"><text:tab/>Предусловия: элемент не находится в конечном положении</text:p>
        <text:p text:style-name="P17"><text:tab/>Процесс: перемещения указателя текущего элемента итератора на следующий элемент списка, инкрементирование счетчика индекса на единицу</text:p>
        <text:p text:style-name="P14">Доступ к текущему элементу для чтения и записи</text:p>
        <text:p text:style-name="P18"><text:tab/>Вход: нет</text:p>
        <text:p text:style-name="P18"><text:tab/>Предусловие: список не пуст, если список пуст — выбросить исключение</text:p>
        <text:p text:style-name="P18"><text:tab/>Выход: ссылка на текущий элемент списка</text:p>
        <text:p text:style-name="P14">Индикация нахождения в границах списка</text:p>
        <text:p text:style-name="P18"><text:tab/>Вход: нет</text:p>
        <text:p text:style-name="P18"><text:tab/>Процесс: проверка счетчик индекса &lt; размер списка</text:p>
        <text:p text:style-name="P18"><text:tab/>Выход: истина в случае нахождения в границах списка, иначе - ложь</text:p>
        <text:p text:style-name="P7">Конец итератора</text:p>
        <text:p text:style-name="Heading_20_3">Определение шаблонного класса элемента списка для клиентской программы</text:p>
        <text:p text:style-name="P31"><text:span text:style-name="T2">template</text:span> &lt;<text:span text:style-name="T2">typename</text:span> <text:span text:style-name="T2">T</text:span>&gt;</text:p>
        <text:p text:style-name="P20"><text:span text:style-name="T2">class</text:span> List {</text:p>
        <text:p text:style-name="P20"/>
        <text:p text:style-name="P20"><text:tab/>size_t current_size; // list elements count</text:p>
        <text:p text:style-name="P20"><text:tab/>size_t storage_size; // storage array size</text:p>
        <text:p text:style-name="P20"><text:tab/>size_t head_index;</text:p>
        <text:p text:style-name="P20"><text:tab/>size_t free_index;</text:p>
        <text:p text:style-name="P20"><text:tab/><text:span text:style-name="T2">T</text:span> *arr;</text:p>
        <text:p text:style-name="P20"><text:tab/>size_t *index_arr;</text:p>
        <text:p text:style-name="P20"/>
        <text:p text:style-name="P20"><text:tab/>size_t seek_num;</text:p>
        <text:p text:style-name="P20"/>
        <text:p text:style-name="P20"><text:tab/><text:span text:style-name="T2">T</text:span>&amp; <text:span text:style-name="T2">_get_value_by_number</text:span>(size_t);</text:p>
        <text:p text:style-name="P20"><text:tab/><text:span text:style-name="T2">void</text:span> <text:span text:style-name="T2">_validate_index</text:span>(size_t n, <text:span text:style-name="T2">bool</text:span> inclusive = <text:span text:style-name="T2">false</text:span>) {</text:p>
        <text:p text:style-name="P20"><text:tab/><text:tab/><text:span text:style-name="T2">if</text:span> (!inclusive) { // validate get for example</text:p>
        <text:p text:style-name="P20"><text:tab/><text:tab/><text:tab/><text:span text:style-name="T2">if</text:span> (n &gt;= get_size())</text:p>
        <text:p text:style-name="P20"><text:tab/><text:tab/><text:tab/><text:tab/><text:span text:style-name="T2">throw</text:span> "Индекс больше чем размер списка";</text:p>
        <text:p text:style-name="P20"><text:tab/><text:tab/>} <text:span text:style-name="T2">else</text:span> { // validate set operation for example</text:p>
        <text:p text:style-name="P20"><text:tab/><text:tab/><text:tab/><text:span text:style-name="T2">if</text:span> (n &gt; get_size())</text:p>
        <text:p text:style-name="P20"><text:tab/><text:tab/><text:tab/><text:tab/><text:span text:style-name="T2">throw</text:span> "Индекс больше чем размер списка";</text:p>
        <text:p text:style-name="P20"><text:tab/><text:tab/>}</text:p>
        <text:p text:style-name="P20"><text:tab/>};</text:p>
        <text:p text:style-name="P20"><text:tab/><text:span text:style-name="T2">void</text:span> <text:span text:style-name="T2">_have_more_one_place</text:span>() {</text:p>
        <text:p text:style-name="P20"><text:tab/><text:tab/><text:span text:style-name="T2">if</text:span> (current_size == storage_size) {</text:p>
        <text:p text:style-name="P20"><text:tab/><text:tab/><text:tab/><text:span text:style-name="T2">throw</text:span> "В массиве больше нет места, не могу вставить еще одно значение";</text:p>
        <text:p text:style-name="P20"><text:tab/><text:tab/>}</text:p>
        <text:p text:style-name="P20"/>
        <text:p text:style-name="P20"><text:tab/>};</text:p>
        <text:p text:style-name="P20"/>
        <text:p text:style-name="P20"><text:span text:style-name="T2">public</text:span>:</text:p>
        <text:p text:style-name="P20"><text:tab/><text:span text:style-name="T2">List</text:span>(size_t); // конструктор</text:p>
        <text:p text:style-name="P20"><text:tab/><text:span text:style-name="T2">~List</text:span>(); // деструктор</text:p>
        <text:p text:style-name="P20"><text:tab/>size_t <text:span text:style-name="T2">get_size</text:span>(); // + опрос размера списка</text:p>
        <text:p text:style-name="P20"><text:tab/><text:span text:style-name="T2">void</text:span> <text:span text:style-name="T2">clean</text:span>(); // + очистка списка</text:p>
        <text:p text:style-name="P20"><text:tab/><text:span text:style-name="T2">bool</text:span> <text:span text:style-name="T2">is_empty</text:span>(); // + проверка списка на пустоту</text:p>
        <text:p text:style-name="P20"><text:soft-page-break/><text:tab/><text:span text:style-name="T2">void</text:span> <text:span text:style-name="T2">insert</text:span>(<text:span text:style-name="T2">const</text:span> <text:span text:style-name="T2">T</text:span> &amp;); // + включение нового значения</text:p>
        <text:p text:style-name="P20"><text:tab/>size_t <text:span text:style-name="T2">get_storage_size</text:span>(); // максимальный размер списка</text:p>
        <text:p text:style-name="P20"><text:tab/><text:span text:style-name="T2">T</text:span> <text:span text:style-name="T2">get_value_by_number</text:span>(size_t n){</text:p>
        <text:p text:style-name="P20"><text:tab/><text:tab/><text:span text:style-name="T2">return</text:span> _get_value_by_number(n);</text:p>
        <text:p text:style-name="P20"><text:tab/>} // + получение значения с заданным номером в списке</text:p>
        <text:p text:style-name="P20"><text:tab/><text:span text:style-name="T2">T</text:span> <text:span text:style-name="T2">operator[]</text:span>(size_t i) {</text:p>
        <text:p text:style-name="P20"><text:tab/><text:tab/><text:span text:style-name="T2">return</text:span> <text:span text:style-name="T2">this</text:span>-&gt;get_value_by_number(i);</text:p>
        <text:p text:style-name="P20"><text:tab/>}</text:p>
        <text:p text:style-name="P20"><text:tab/><text:span text:style-name="T2">bool</text:span> <text:span text:style-name="T2">has_value</text:span>(<text:span text:style-name="T2">const</text:span> <text:span text:style-name="T2">T</text:span>&amp; v, size_t *p = NULL); // + опрос наличия заданного значения</text:p>
        <text:p text:style-name="P20"><text:tab/><text:span text:style-name="T2">void</text:span> <text:span text:style-name="T2">change_value_by_number</text:span>(<text:span text:style-name="T2">const</text:span> size_t n, <text:span text:style-name="T2">const</text:span> <text:span text:style-name="T2">T</text:span>&amp; v){ // + изменение значения с заданным номером в списке</text:p>
        <text:p text:style-name="P20"><text:tab/><text:tab/>_get_value_by_number(n) = v;</text:p>
        <text:p text:style-name="P20"><text:tab/>}</text:p>
        <text:p text:style-name="P20"/>
        <text:p text:style-name="P20"><text:tab/>size_t <text:span text:style-name="T2">get_value_position</text:span>(<text:span text:style-name="T2">const</text:span> <text:span text:style-name="T2">T</text:span>&amp; v){ // + получение позиции в списке с заданным значением</text:p>
        <text:p text:style-name="P20"><text:tab/><text:tab/>size_t p;</text:p>
        <text:p text:style-name="P20"><text:tab/><text:tab/><text:span text:style-name="T2">bool</text:span> hv = has_value(v, &amp;p);</text:p>
        <text:p text:style-name="P20"/>
        <text:p text:style-name="P20"><text:tab/><text:tab/><text:span text:style-name="T2">if</text:span> (hv)</text:p>
        <text:p text:style-name="P20"><text:tab/><text:tab/><text:tab/><text:span text:style-name="T2">return</text:span> p;</text:p>
        <text:p text:style-name="P20"><text:tab/><text:tab/><text:span text:style-name="T2">else</text:span></text:p>
        <text:p text:style-name="P20"><text:tab/><text:tab/><text:tab/><text:span text:style-name="T2">throw</text:span> "Нет такого значения";</text:p>
        <text:p text:style-name="P20"><text:tab/>}</text:p>
        <text:p text:style-name="P20"/>
        <text:p text:style-name="P20"><text:tab/><text:span text:style-name="T2">void</text:span> <text:span text:style-name="T2">insert</text:span>(size_t, <text:span text:style-name="T2">const</text:span> <text:span text:style-name="T2">T</text:span>&amp;); // + включение нового значения в позицию с заданным номером</text:p>
        <text:p text:style-name="P20"><text:tab/><text:span text:style-name="T2">void</text:span> <text:span text:style-name="T2">delete_by_value</text:span>(<text:span text:style-name="T2">const</text:span> <text:span text:style-name="T2">T</text:span>&amp;); // + удаление заданного значения из списка</text:p>
        <text:p text:style-name="P20"><text:tab/>std::string <text:span text:style-name="T2">to_string</text:span>();</text:p>
        <text:p text:style-name="P20"><text:tab/><text:span text:style-name="T2">void</text:span> <text:span text:style-name="T2">delete_by_number</text:span>(size_t); // + <text:s/>удаление значения из позиции с заданным номером</text:p>
        <text:p text:style-name="P20"><text:tab/>size_t <text:span text:style-name="T2">get_seek_num</text:span>() { <text:span text:style-name="T2">return</text:span> seek_num; }</text:p>
        <text:p text:style-name="P20"/>
        <text:p text:style-name="P20"><text:tab/><text:span text:style-name="T2">class</text:span> Iterator {</text:p>
        <text:p text:style-name="P20"><text:tab/><text:tab/>List&lt;<text:span text:style-name="T2">T</text:span>&gt; *l;</text:p>
        <text:p text:style-name="P20"><text:tab/><text:tab/>size_t current_index;</text:p>
        <text:p text:style-name="P20"><text:tab/><text:tab/>size_t position_counter;</text:p>
        <text:p text:style-name="P20"><text:tab/><text:span text:style-name="T2">public</text:span>:</text:p>
        <text:p text:style-name="P20"><text:tab/><text:tab/><text:span text:style-name="T2">Iterator</text:span>(List&lt;<text:span text:style-name="T2">T</text:span>&gt; *);</text:p>
        <text:p text:style-name="P20"><text:tab/><text:tab/><text:span text:style-name="T2">void</text:span> <text:span text:style-name="T2">begin</text:span>(); // + установка итератора на первый элемент списка</text:p>
        <text:p text:style-name="P20"><text:tab/><text:tab/><text:span text:style-name="T2">void</text:span> <text:span text:style-name="T2">next</text:span>(); // + переход к следующему значению в списке</text:p>
        <text:p text:style-name="P20"><text:tab/><text:tab/><text:span text:style-name="T2">T</text:span>&amp; <text:span text:style-name="T2">get_current_value</text:span>(); // доступ к данным текущего элемента</text:p>
        <text:p text:style-name="P20"><text:tab/><text:tab/><text:span text:style-name="T2">T</text:span>&amp; <text:span text:style-name="T2">operator*</text:span>(); // + доступ к данным текущего элемента</text:p>
        <text:p text:style-name="P20"><text:tab/><text:tab/><text:span text:style-name="T2">bool</text:span> <text:span text:style-name="T2">in_begin</text:span>(); // итератор в начале</text:p>
        <text:p text:style-name="P20"><text:tab/><text:tab/><text:span text:style-name="T2">bool</text:span> <text:span text:style-name="T2">in_end</text:span>();</text:p>
        <text:p text:style-name="P20"><text:tab/><text:tab/><text:span text:style-name="T2">bool</text:span> <text:span text:style-name="T2">in_boundary</text:span>(); // + проверка состояния итератора</text:p>
        <text:p text:style-name="P20"><text:tab/><text:tab/>size_t <text:span text:style-name="T2">get_current_position</text:span>() {</text:p>
        <text:p text:style-name="P20"><text:tab/><text:tab/><text:tab/><text:span text:style-name="T2">return</text:span> position_counter;</text:p>
        <text:p text:style-name="P20"><text:tab/><text:tab/>}</text:p>
        <text:p text:style-name="P20"><text:tab/><text:tab/>size_t <text:span text:style-name="T2">get_current_index</text:span>() {</text:p>
        <text:p text:style-name="P20"><text:tab/><text:tab/><text:tab/><text:span text:style-name="T2">return</text:span> current_index;</text:p>
        <text:p text:style-name="P20"><text:tab/><text:tab/>}</text:p>
        <text:p text:style-name="P20"><text:tab/>};</text:p>
        <text:p text:style-name="P20"><text:tab/><text:span text:style-name="T2">friend</text:span> <text:span text:style-name="T2">class</text:span> Iterator;</text:p>
        <text:p text:style-name="P20">};</text:p>
        <text:p text:style-name="P31"/>
        <text:p text:style-name="Heading_20_3"><text:soft-page-break/>Тестирование трудоемкости алгоритмов поиска, вставки и удаления</text:p>
        <text:p text:style-name="Standard">Целью данного тестирования является снятие средних показателей трудоемкости для каждой операций поиска элемента коллекции по значению, вставки и удаления элемента по индексу, а также сравнение с теоретической трудоемкостью.</text:p>
        <text:p text:style-name="Standard"/>
        <text:p text:style-name="Standard">Основными показателями трудоемкости являются количество пройденных узлов. Экспериментальная трудоемкость находится как среднее число пройденных элементов списка для каждого типа операций.</text:p>
        <text:p text:style-name="Standard"/>
        <text:p text:style-name="Heading_20_3">Описание методики тестирования</text:p>
        <text:p text:style-name="Standard">Создаётся список с размерностью N, заполняется случайными значениями в пределах от 0 до <text:span text:style-name="T25">RAND_MAX</text:span>. Затем, осуществляется M операций поиска по значению, вставки и удаления по указанию позиции в списке. </text:p>
        <text:p text:style-name="Standard"/>
        <text:p text:style-name="Standard">Результирующая оценка – средняя пройденная часть коллекции размером N при M операциях.</text:p>
        <text:p text:style-name="Standard"/>
        <text:p text:style-name="Standard">Действия повторяются для коллекций различного размера от 100 до 10000 элементов (с шагом 100).</text:p>
        <text:p text:style-name="Standard"/>
        <text:p text:style-name="Heading_20_3">Тестирование трудоемкости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office:value-type="string">
              <text:p text:style-name="P34">Количество элементов, n</text:p>
            </table:table-cell>
            <table:table-cell office:value-type="string">
              <text:p text:style-name="P34">Количество пройденных узлов (поиск), теория - n</text:p>
            </table:table-cell>
            <table:table-cell office:value-type="string">
              <text:p text:style-name="P34">Количество пройденных узлов (вставка), теория - <text:span text:style-name="T31">n</text:span></text:p>
            </table:table-cell>
            <table:table-cell office:value-type="string">
              <text:p text:style-name="P34">Количество пройденных узлов списка (удаление), теория - <text:span text:style-name="T31">n</text:span></text:p>
            </table:table-cell>
          </table:table-row>
          <table:table-row>
            <table:table-cell office:value-type="string">
              <text:p text:style-name="P36">100</text:p>
            </table:table-cell>
            <table:table-cell office:value-type="string">
              <text:p text:style-name="P36">100</text:p>
            </table:table-cell>
            <table:table-cell office:value-type="string">
              <text:p text:style-name="P36">47</text:p>
            </table:table-cell>
            <table:table-cell office:value-type="string">
              <text:p text:style-name="P36">49</text:p>
            </table:table-cell>
          </table:table-row>
          <table:table-row>
            <table:table-cell office:value-type="string">
              <text:p text:style-name="P36">1000</text:p>
            </table:table-cell>
            <table:table-cell office:value-type="string">
              <text:p text:style-name="P36">1000</text:p>
            </table:table-cell>
            <table:table-cell office:value-type="string">
              <text:p text:style-name="P36">512</text:p>
            </table:table-cell>
            <table:table-cell office:value-type="string">
              <text:p text:style-name="P36">510</text:p>
            </table:table-cell>
          </table:table-row>
          <table:table-row>
            <table:table-cell office:value-type="string">
              <text:p text:style-name="P36">2000</text:p>
            </table:table-cell>
            <table:table-cell office:value-type="string">
              <text:p text:style-name="P36">2000</text:p>
            </table:table-cell>
            <table:table-cell office:value-type="string">
              <text:p text:style-name="P36">983</text:p>
            </table:table-cell>
            <table:table-cell office:value-type="string">
              <text:p text:style-name="P36">1017</text:p>
            </table:table-cell>
          </table:table-row>
          <table:table-row>
            <table:table-cell office:value-type="string">
              <text:p text:style-name="P36">3000</text:p>
            </table:table-cell>
            <table:table-cell office:value-type="string">
              <text:p text:style-name="P36">3000</text:p>
            </table:table-cell>
            <table:table-cell office:value-type="string">
              <text:p text:style-name="P36">1397</text:p>
            </table:table-cell>
            <table:table-cell office:value-type="string">
              <text:p text:style-name="P36">1593</text:p>
            </table:table-cell>
          </table:table-row>
          <table:table-row>
            <table:table-cell office:value-type="string">
              <text:p text:style-name="P36">4000</text:p>
            </table:table-cell>
            <table:table-cell office:value-type="string">
              <text:p text:style-name="P36">4000</text:p>
            </table:table-cell>
            <table:table-cell office:value-type="string">
              <text:p text:style-name="P36">2176</text:p>
            </table:table-cell>
            <table:table-cell office:value-type="string">
              <text:p text:style-name="P36">2146</text:p>
            </table:table-cell>
          </table:table-row>
          <table:table-row>
            <table:table-cell office:value-type="string">
              <text:p text:style-name="P36">5000</text:p>
            </table:table-cell>
            <table:table-cell office:value-type="string">
              <text:p text:style-name="P36">5000</text:p>
            </table:table-cell>
            <table:table-cell office:value-type="string">
              <text:p text:style-name="P36">2468</text:p>
            </table:table-cell>
            <table:table-cell office:value-type="string">
              <text:p text:style-name="P36">2666</text:p>
            </table:table-cell>
          </table:table-row>
          <table:table-row>
            <table:table-cell office:value-type="string">
              <text:p text:style-name="P36">6000</text:p>
            </table:table-cell>
            <table:table-cell office:value-type="string">
              <text:p text:style-name="P36">6000</text:p>
            </table:table-cell>
            <table:table-cell office:value-type="string">
              <text:p text:style-name="P36">2831</text:p>
            </table:table-cell>
            <table:table-cell office:value-type="string">
              <text:p text:style-name="P36">2954</text:p>
            </table:table-cell>
          </table:table-row>
          <table:table-row>
            <table:table-cell office:value-type="string">
              <text:p text:style-name="P36">7000</text:p>
            </table:table-cell>
            <table:table-cell office:value-type="string">
              <text:p text:style-name="P36">7000</text:p>
            </table:table-cell>
            <table:table-cell office:value-type="string">
              <text:p text:style-name="P36">3551</text:p>
            </table:table-cell>
            <table:table-cell office:value-type="string">
              <text:p text:style-name="P36">3701</text:p>
            </table:table-cell>
          </table:table-row>
          <table:table-row>
            <table:table-cell office:value-type="string">
              <text:p text:style-name="P36">8000</text:p>
            </table:table-cell>
            <table:table-cell office:value-type="string">
              <text:p text:style-name="P36">8000</text:p>
            </table:table-cell>
            <table:table-cell office:value-type="string">
              <text:p text:style-name="P36">4274</text:p>
            </table:table-cell>
            <table:table-cell office:value-type="string">
              <text:p text:style-name="P36">3820</text:p>
            </table:table-cell>
          </table:table-row>
          <table:table-row>
            <table:table-cell office:value-type="string">
              <text:p text:style-name="P36">9000</text:p>
            </table:table-cell>
            <table:table-cell office:value-type="string">
              <text:p text:style-name="P36">9000</text:p>
            </table:table-cell>
            <table:table-cell office:value-type="string">
              <text:p text:style-name="P36">4579</text:p>
            </table:table-cell>
            <table:table-cell office:value-type="string">
              <text:p text:style-name="P36">4788</text:p>
            </table:table-cell>
          </table:table-row>
          <table:table-row>
            <table:table-cell office:value-type="string">
              <text:p text:style-name="P36">10000</text:p>
            </table:table-cell>
            <table:table-cell office:value-type="string">
              <text:p text:style-name="P36">10000</text:p>
            </table:table-cell>
            <table:table-cell office:value-type="string">
              <text:p text:style-name="P36">5114</text:p>
            </table:table-cell>
            <table:table-cell office:value-type="string">
              <text:p text:style-name="P36">4837</text:p>
            </table:table-cell>
          </table:table-row>
        </table:table>
        <text:p text:style-name="P26"/>
        <text:p text:style-name="P27"/>
        <text:p text:style-name="P27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Рис. 1. <text:span text:style-name="T31">Трудоемкость операций поиска, вставки и удаления</text:span></text:p>
        <text:p text:style-name="P25"/>
        <text:p text:style-name="Standard"/>
        <text:p text:style-name="P32"><text:span text:style-name="T1">Вывод</text:span>: </text:p>
        <text:p text:style-name="P32"><text:span text:style-name="T33">В контрольной работе был с</text:span><text:span text:style-name="T14">проектирова</text:span><text:span text:style-name="T16">н</text:span><text:span text:style-name="T14">, реализова</text:span><text:span text:style-name="T16">н</text:span><text:span text:style-name="T14"> и прове</text:span><text:span text:style-name="T16">дены</text:span><text:span text:style-name="T14"> тестовые испытания АТД «Список» для коллекции, содержащей данные произвольного типа. Тип данных </text:span><text:span text:style-name="T16">был </text:span><text:span text:style-name="T14">зада</text:span><text:span text:style-name="T16">н</text:span><text:span text:style-name="T14"> клиентской программой </text:span><text:span text:style-name="T16">(int).</text:span></text:p>
        <text:p text:style-name="P32"/>
        <text:p text:style-name="P24"><text:span text:style-name="T14">Выпол</text:span><text:span text:style-name="T16">нена</text:span><text:span text:style-name="T14"> отладк</text:span><text:span text:style-name="T16">а</text:span><text:span text:style-name="T14"> и тестирование всех операций АТД «Список» и итератора </text:span><text:span text:style-name="T16">было проведено модульными тестами с помощью библиотеки Google C++ Testing Framework, для целей ручного тестирования была реализована программа тестирования </text:span><text:span text:style-name="T14">с помощью меню операций.</text:span></text:p>
        <text:p text:style-name="P32"/>
        <text:p text:style-name="P33"><text:span text:style-name="T17">В работе было в</text:span><text:span text:style-name="T14">ыполн</text:span><text:span text:style-name="T17">ено</text:span><text:span text:style-name="T14"> тестирование средней трудоемкости операций поиска значения в списке, вставки значения в указанную позицию, удаления значения из указанной позиции. </text:span>Полученные экспериментальные оценки полностью соответствуют теоретическим с учётом <text:span text:style-name="T34">методики получения экспериментальных значений</text:span>. </text:p>
        <text:p text:style-name="Standard"/>
        <text:p text:style-name="P34"/>
        <text:p text:style-name="Standard"/>
        <text:p text:style-name="Heading_20_3">Листинг тестирования</text:p>
        <text:p text:style-name="P30"><text:span text:style-name="T5">#include</text:span><text:span text:style-name="T26"> &lt;iostream&gt;</text:span></text:p>
        <text:p text:style-name="P23"><text:span text:style-name="T27">#include</text:span><text:span text:style-name="T28"> &lt;cstdlib&gt;</text:span></text:p>
        <text:p text:style-name="P23"><text:span text:style-name="T27">#include</text:span><text:span text:style-name="T28"> "mylist.h"</text:span></text:p>
        <text:p text:style-name="P23"><text:span text:style-name="T27">using</text:span><text:span text:style-name="T28"> </text:span><text:span text:style-name="T27">namespace</text:span><text:span text:style-name="T28"> std;</text:span></text:p>
        <text:p text:style-name="P21"/>
        <text:p text:style-name="P23"><text:span text:style-name="T27">#define</text:span><text:span text:style-name="T28"> TAB "\t"</text:span></text:p>
        <text:p text:style-name="P21"/>
        <text:p text:style-name="P23"><text:span text:style-name="T28">List&lt;</text:span><text:span text:style-name="T27">int</text:span><text:span text:style-name="T28">&gt;* </text:span><text:span text:style-name="T27">make_list</text:span><text:span text:style-name="T28">(</text:span><text:span text:style-name="T27">int</text:span><text:span text:style-name="T28"> amount) {</text:span></text:p>
        <text:p text:style-name="P23"><text:span text:style-name="T28"><text:tab/>List&lt;</text:span><text:span text:style-name="T27">int</text:span><text:span text:style-name="T28">&gt; *l = </text:span><text:span text:style-name="T27">new</text:span><text:span text:style-name="T28"> List&lt;</text:span><text:span text:style-name="T27">int</text:span><text:span text:style-name="T28">&gt;(amount+1);</text:span></text:p>
        <text:p text:style-name="P23"><text:span text:style-name="T28"><text:tab/></text:span><text:span text:style-name="T27">for</text:span><text:span text:style-name="T28">(</text:span><text:span text:style-name="T27">int</text:span><text:span text:style-name="T28"> i = 0; i &lt; amount; i++){</text:span></text:p>
        <text:p text:style-name="P23"><text:span text:style-name="T28"><text:tab/><text:tab/>l-&gt;insert(</text:span><text:span text:style-name="T27">rand</text:span><text:span text:style-name="T28">());</text:span></text:p>
        <text:p text:style-name="P21"><text:tab/>}</text:p>
        <text:p text:style-name="P21"><text:tab/></text:p>
        <text:p text:style-name="P23"><text:span text:style-name="T28"><text:tab/></text:span><text:span text:style-name="T27">return</text:span><text:span text:style-name="T28"> l;</text:span></text:p>
        <text:p text:style-name="P21">}</text:p>
        <text:p text:style-name="P21"/>
        <text:p text:style-name="P23"><text:span text:style-name="T27">int</text:span><text:span text:style-name="T28"> </text:span><text:span text:style-name="T27">main</text:span><text:span text:style-name="T28">(</text:span><text:span text:style-name="T27">int</text:span><text:span text:style-name="T28"> argc, </text:span><text:span text:style-name="T27">char</text:span><text:span text:style-name="T28"> **argv){</text:span></text:p>
        <text:p text:style-name="P23"><text:span text:style-name="T28"><text:tab/>List&lt;</text:span><text:span text:style-name="T27">int</text:span><text:span text:style-name="T28">&gt; *l;</text:span></text:p>
        <text:p text:style-name="P21"><text:tab/></text:p>
        <text:p text:style-name="P23"><text:span text:style-name="T28"><text:tab/></text:span><text:span text:style-name="T27">int</text:span><text:span text:style-name="T28"> repeats;</text:span></text:p>
        <text:p text:style-name="P23"><text:span text:style-name="T28"><text:tab/></text:span><text:span text:style-name="T27">int</text:span><text:span text:style-name="T28"> num_search, num_insert, num_delete;</text:span></text:p>
        <text:p text:style-name="P23"><text:span text:style-name="T28"><text:tab/>cout &lt;&lt; "Amount" TAB "Search" TAB "Insert" TAB "Delete" &lt;&lt; </text:span><text:span text:style-name="T27">endl</text:span><text:span text:style-name="T28">; </text:span></text:p>
        <text:p text:style-name="P23"><text:span text:style-name="T28"><text:tab/></text:span><text:span text:style-name="T27">for</text:span><text:span text:style-name="T28"> (</text:span><text:span text:style-name="T27">int</text:span><text:span text:style-name="T28"> i = 100; i &lt;= 10000; i+=100) {</text:span></text:p>
        <text:p text:style-name="P21"><text:tab/><text:tab/></text:p>
        <text:p text:style-name="P21"><text:tab/><text:tab/>l = make_list(i);</text:p>
        <text:p text:style-name="P21"><text:tab/><text:tab/></text:p>
        <text:p text:style-name="P23"><text:span text:style-name="T28"><text:tab/><text:tab/>repeats = 100 + </text:span><text:span text:style-name="T27">rand</text:span><text:span text:style-name="T28">() % 100;</text:span></text:p>
        <text:p text:style-name="P21"><text:tab/><text:tab/>num_search = num_insert = num_delete = 0;</text:p>
        <text:p text:style-name="P21"><text:tab/><text:tab/></text:p>
        <text:p text:style-name="P23"><text:span text:style-name="T28"><text:tab/><text:tab/></text:span><text:span text:style-name="T27">for</text:span><text:span text:style-name="T28">(</text:span><text:span text:style-name="T27">int</text:span><text:span text:style-name="T28"> j=0; j &lt; repeats; j++) {</text:span></text:p>
        <text:p text:style-name="P23"><text:span text:style-name="T28"><text:tab/><text:tab/><text:tab/>l-&gt;has_value(</text:span><text:span text:style-name="T27">rand</text:span><text:span text:style-name="T28">());</text:span></text:p>
        <text:p text:style-name="P21"><text:tab/><text:tab/><text:tab/>num_search+= l-&gt;get_seek_num();</text:p>
        <text:p text:style-name="P21"><text:tab/><text:tab/><text:tab/></text:p>
        <text:p text:style-name="P23"><text:span text:style-name="T28"><text:tab/><text:tab/><text:tab/>l-&gt;insert(</text:span><text:span text:style-name="T27">rand</text:span><text:span text:style-name="T28">() % i, 0);</text:span></text:p>
        <text:p text:style-name="P21"><text:tab/><text:tab/><text:tab/>num_insert+= l-&gt;get_seek_num();</text:p>
        <text:p text:style-name="P21"><text:tab/><text:tab/><text:tab/></text:p>
        <text:p text:style-name="P23"><text:span text:style-name="T28"><text:tab/><text:tab/><text:tab/>l-&gt;delete_by_number(</text:span><text:span text:style-name="T27">rand</text:span><text:span text:style-name="T28">() % i);</text:span></text:p>
        <text:p text:style-name="P21"><text:tab/><text:tab/><text:tab/>num_delete+= l-&gt;get_seek_num();</text:p>
        <text:p text:style-name="P21"><text:tab/><text:tab/>}</text:p>
        <text:p text:style-name="P21"><text:tab/><text:tab/></text:p>
        <text:p text:style-name="P21"><text:tab/><text:tab/>num_search = num_search / repeats;</text:p>
        <text:p text:style-name="P21"><text:tab/><text:tab/>num_insert = num_insert / repeats;</text:p>
        <text:p text:style-name="P21"><text:tab/><text:tab/>num_delete = num_delete / repeats;</text:p>
        <text:p text:style-name="P21"><text:tab/><text:tab/></text:p>
        <text:p text:style-name="P23"><text:span text:style-name="T28"><text:tab/><text:tab/>cout &lt;&lt; i &lt;&lt; TAB &lt;&lt; num_search &lt;&lt; TAB &lt;&lt; num_insert &lt;&lt; TAB &lt;&lt; num_delete &lt;&lt; </text:span><text:span text:style-name="T27">endl</text:span><text:span text:style-name="T28">;</text:span></text:p>
        <text:p text:style-name="P21"><text:tab/>}</text:p>
        <text:p text:style-name="P21"><text:tab/></text:p>
        <text:p text:style-name="P23"><text:span text:style-name="T28"><text:tab/></text:span><text:span text:style-name="T27">return</text:span><text:span text:style-name="T28"> 0;</text:span></text:p>
        <text:p text:style-name="P21">}</text:p>
        <text:p text:style-name="P30"/>
        <text:p text:style-name="Heading_20_3">Листинг класса АТД «Список»</text:p>
        <text:p text:style-name="P30"><text:span text:style-name="T5">#ifndef</text:span><text:span text:style-name="T26"> MYLIST_H</text:span></text:p>
        <text:p text:style-name="P23"><text:span text:style-name="T27">#define</text:span><text:span text:style-name="T28"> MYLIST_H</text:span></text:p>
        <text:p text:style-name="P23"><text:span text:style-name="T27">#include</text:span><text:span text:style-name="T28"> &lt;string&gt;</text:span></text:p>
        <text:p text:style-name="P23"><text:span text:style-name="T27">#include</text:span><text:span text:style-name="T28"> &lt;sstream&gt;</text:span></text:p>
        <text:p text:style-name="P23"><text:span text:style-name="T27">#include</text:span><text:span text:style-name="T28"> &lt;cstddef&gt;</text:span></text:p>
        <text:p text:style-name="P21"><text:soft-page-break/></text:p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</text:span></text:p>
        <text:p text:style-name="P23"><text:span text:style-name="T27">class</text:span><text:span text:style-name="T28"> List {</text:span></text:p>
        <text:p text:style-name="P21"/>
        <text:p text:style-name="P21"><text:tab/>size_t current_size; // list elements count</text:p>
        <text:p text:style-name="P21"><text:tab/>size_t storage_size; // storage array size</text:p>
        <text:p text:style-name="P21"><text:tab/>size_t head_index;</text:p>
        <text:p text:style-name="P21"><text:tab/>size_t free_index;</text:p>
        <text:p text:style-name="P23"><text:span text:style-name="T28"><text:tab/></text:span><text:span text:style-name="T27">T</text:span><text:span text:style-name="T28"> *arr;</text:span></text:p>
        <text:p text:style-name="P21"><text:tab/>size_t *index_arr;</text:p>
        <text:p text:style-name="P21"/>
        <text:p text:style-name="P21"><text:tab/>size_t seek_num;</text:p>
        <text:p text:style-name="P21"/>
        <text:p text:style-name="P23"><text:span text:style-name="T28"><text:tab/></text:span><text:span text:style-name="T27">T</text:span><text:span text:style-name="T28">&amp; </text:span><text:span text:style-name="T27">_get_value_by_number</text:span><text:span text:style-name="T28">(size_t);</text:span></text:p>
        <text:p text:style-name="P23"><text:span text:style-name="T28"><text:tab/></text:span><text:span text:style-name="T27">void</text:span><text:span text:style-name="T28"> </text:span><text:span text:style-name="T27">_validate_index</text:span><text:span text:style-name="T28">(size_t n, </text:span><text:span text:style-name="T27">bool</text:span><text:span text:style-name="T28"> inclusive = </text:span><text:span text:style-name="T27">false</text:span><text:span text:style-name="T28">) {</text:span></text:p>
        <text:p text:style-name="P23"><text:span text:style-name="T28"><text:tab/><text:tab/></text:span><text:span text:style-name="T27">if</text:span><text:span text:style-name="T28"> (!inclusive) { // validate get for example</text:span></text:p>
        <text:p text:style-name="P23"><text:span text:style-name="T28"><text:tab/><text:tab/><text:tab/></text:span><text:span text:style-name="T27">if</text:span><text:span text:style-name="T28"> (n &gt;= get_size())</text:span></text:p>
        <text:p text:style-name="P23"><text:span text:style-name="T28"><text:tab/><text:tab/><text:tab/><text:tab/></text:span><text:span text:style-name="T27">throw</text:span><text:span text:style-name="T28"> "Индекс больше чем размер списка";</text:span></text:p>
        <text:p text:style-name="P23"><text:span text:style-name="T28"><text:tab/><text:tab/>} </text:span><text:span text:style-name="T27">else</text:span><text:span text:style-name="T28"> { // validate set operation for example</text:span></text:p>
        <text:p text:style-name="P23"><text:span text:style-name="T28"><text:tab/><text:tab/><text:tab/></text:span><text:span text:style-name="T27">if</text:span><text:span text:style-name="T28"> (n &gt; get_size())</text:span></text:p>
        <text:p text:style-name="P23"><text:span text:style-name="T28"><text:tab/><text:tab/><text:tab/><text:tab/></text:span><text:span text:style-name="T27">throw</text:span><text:span text:style-name="T28"> "Индекс больше чем размер списка";</text:span></text:p>
        <text:p text:style-name="P21"><text:tab/><text:tab/>}</text:p>
        <text:p text:style-name="P21"><text:tab/>};</text:p>
        <text:p text:style-name="P23"><text:span text:style-name="T28"><text:tab/></text:span><text:span text:style-name="T27">void</text:span><text:span text:style-name="T28"> </text:span><text:span text:style-name="T27">_have_more_one_place</text:span><text:span text:style-name="T28">() {</text:span></text:p>
        <text:p text:style-name="P23"><text:span text:style-name="T28"><text:tab/><text:tab/></text:span><text:span text:style-name="T27">if</text:span><text:span text:style-name="T28"> (current_size == storage_size) {</text:span></text:p>
        <text:p text:style-name="P23"><text:span text:style-name="T28"><text:tab/><text:tab/><text:tab/></text:span><text:span text:style-name="T27">throw</text:span><text:span text:style-name="T28"> "В массиве больше нет места, не могу вставить еще одно значение";</text:span></text:p>
        <text:p text:style-name="P21"><text:tab/><text:tab/>}</text:p>
        <text:p text:style-name="P21"/>
        <text:p text:style-name="P21"><text:tab/>};</text:p>
        <text:p text:style-name="P21"/>
        <text:p text:style-name="P23"><text:span text:style-name="T27">public</text:span><text:span text:style-name="T28">:</text:span></text:p>
        <text:p text:style-name="P23"><text:span text:style-name="T28"><text:tab/></text:span><text:span text:style-name="T27">List</text:span><text:span text:style-name="T28">(size_t); // конструктор</text:span></text:p>
        <text:p text:style-name="P23"><text:span text:style-name="T28"><text:tab/></text:span><text:span text:style-name="T27">~List</text:span><text:span text:style-name="T28">(); // деструктор</text:span></text:p>
        <text:p text:style-name="P23"><text:span text:style-name="T28"><text:tab/>size_t </text:span><text:span text:style-name="T27">get_size</text:span><text:span text:style-name="T28">(); // + опрос размера списка</text:span></text:p>
        <text:p text:style-name="P23"><text:span text:style-name="T28"><text:tab/></text:span><text:span text:style-name="T27">void</text:span><text:span text:style-name="T28"> </text:span><text:span text:style-name="T27">clean</text:span><text:span text:style-name="T28">(); // + очистка списка</text:span></text:p>
        <text:p text:style-name="P23"><text:span text:style-name="T28"><text:tab/></text:span><text:span text:style-name="T27">bool</text:span><text:span text:style-name="T28"> </text:span><text:span text:style-name="T27">is_empty</text:span><text:span text:style-name="T28">(); // + проверка списка на пустоту</text:span></text:p>
        <text:p text:style-name="P23"><text:span text:style-name="T28"><text:tab/></text:span><text:span text:style-name="T27">void</text:span><text:span text:style-name="T28"> </text:span><text:span text:style-name="T27">insert</text:span><text:span text:style-name="T28">(</text:span><text:span text:style-name="T27">const</text:span><text:span text:style-name="T28"> </text:span><text:span text:style-name="T27">T</text:span><text:span text:style-name="T28"> &amp;); // + включение нового значения</text:span></text:p>
        <text:p text:style-name="P23"><text:span text:style-name="T28"><text:tab/>size_t </text:span><text:span text:style-name="T27">get_storage_size</text:span><text:span text:style-name="T28">(); // максимальный размер списка</text:span></text:p>
        <text:p text:style-name="P23"><text:span text:style-name="T28"><text:tab/></text:span><text:span text:style-name="T27">T</text:span><text:span text:style-name="T28"> </text:span><text:span text:style-name="T27">get_value_by_number</text:span><text:span text:style-name="T28">(size_t n){</text:span></text:p>
        <text:p text:style-name="P23"><text:span text:style-name="T28"><text:tab/><text:tab/></text:span><text:span text:style-name="T27">return</text:span><text:span text:style-name="T28"> _get_value_by_number(n);</text:span></text:p>
        <text:p text:style-name="P21"><text:tab/>} // + получение значения с заданным номером в списке</text:p>
        <text:p text:style-name="P23"><text:span text:style-name="T28"><text:tab/></text:span><text:span text:style-name="T27">T</text:span><text:span text:style-name="T28"> </text:span><text:span text:style-name="T27">operator[]</text:span><text:span text:style-name="T28">(size_t i) {</text:span></text:p>
        <text:p text:style-name="P23"><text:span text:style-name="T28"><text:tab/><text:tab/></text:span><text:span text:style-name="T27">return</text:span><text:span text:style-name="T28"> </text:span><text:span text:style-name="T27">this</text:span><text:span text:style-name="T28">-&gt;get_value_by_number(i);</text:span></text:p>
        <text:p text:style-name="P21"><text:tab/>}</text:p>
        <text:p text:style-name="P23"><text:span text:style-name="T28"><text:tab/></text:span><text:span text:style-name="T27">bool</text:span><text:span text:style-name="T28"> </text:span><text:span text:style-name="T27">has_value</text:span><text:span text:style-name="T28">(</text:span><text:span text:style-name="T27">const</text:span><text:span text:style-name="T28"> </text:span><text:span text:style-name="T27">T</text:span><text:span text:style-name="T28">&amp; v, size_t *p = NULL); // + опрос наличия заданного значения</text:span></text:p>
        <text:p text:style-name="P23"><text:span text:style-name="T28"><text:tab/></text:span><text:span text:style-name="T27">void</text:span><text:span text:style-name="T28"> </text:span><text:span text:style-name="T27">change_value_by_number</text:span><text:span text:style-name="T28">(</text:span><text:span text:style-name="T27">const</text:span><text:span text:style-name="T28"> size_t n, </text:span><text:span text:style-name="T27">const</text:span><text:span text:style-name="T28"> </text:span><text:span text:style-name="T27">T</text:span><text:span text:style-name="T28">&amp; v){ // + изменение значения с заданным номером в списке</text:span></text:p>
        <text:p text:style-name="P21"><text:tab/><text:tab/>_get_value_by_number(n) = v;</text:p>
        <text:p text:style-name="P21"><text:tab/>}</text:p>
        <text:p text:style-name="P21"/>
        <text:p text:style-name="P23"><text:span text:style-name="T28"><text:tab/>size_t </text:span><text:span text:style-name="T27">get_value_position</text:span><text:span text:style-name="T28">(</text:span><text:span text:style-name="T27">const</text:span><text:span text:style-name="T28"> </text:span><text:span text:style-name="T27">T</text:span><text:span text:style-name="T28">&amp; v){ // + получение позиции в списке с заданным значением</text:span></text:p>
        <text:p text:style-name="P21"><text:tab/><text:tab/>size_t p;</text:p>
        <text:p text:style-name="P23"><text:span text:style-name="T28"><text:tab/><text:tab/></text:span><text:span text:style-name="T27">bool</text:span><text:span text:style-name="T28"> hv = has_value(v, &amp;p);</text:span></text:p>
        <text:p text:style-name="P21"/>
        <text:p text:style-name="P23"><text:span text:style-name="T28"><text:tab/><text:tab/></text:span><text:span text:style-name="T27">if</text:span><text:span text:style-name="T28"> (hv)</text:span></text:p>
        <text:p text:style-name="P23"><text:span text:style-name="T28"><text:tab/><text:tab/><text:tab/></text:span><text:span text:style-name="T27">return</text:span><text:span text:style-name="T28"> p;</text:span></text:p>
        <text:p text:style-name="P23"><text:span text:style-name="T28"><text:tab/><text:tab/></text:span><text:span text:style-name="T27">else</text:span></text:p>
        <text:p text:style-name="P23"><text:span text:style-name="T28"><text:tab/><text:tab/><text:tab/></text:span><text:span text:style-name="T27">throw</text:span><text:span text:style-name="T28"> "Нет такого значения";</text:span></text:p>
        <text:p text:style-name="P21"><text:tab/>}</text:p>
        <text:p text:style-name="P21"/>
        <text:p text:style-name="P23"><text:soft-page-break/><text:span text:style-name="T28"><text:tab/></text:span><text:span text:style-name="T27">void</text:span><text:span text:style-name="T28"> </text:span><text:span text:style-name="T27">insert</text:span><text:span text:style-name="T28">(size_t, </text:span><text:span text:style-name="T27">const</text:span><text:span text:style-name="T28"> </text:span><text:span text:style-name="T27">T</text:span><text:span text:style-name="T28">&amp;); // + включение нового значения в позицию с заданным номером</text:span></text:p>
        <text:p text:style-name="P23"><text:span text:style-name="T28"><text:tab/></text:span><text:span text:style-name="T27">void</text:span><text:span text:style-name="T28"> </text:span><text:span text:style-name="T27">delete_by_value</text:span><text:span text:style-name="T28">(</text:span><text:span text:style-name="T27">const</text:span><text:span text:style-name="T28"> </text:span><text:span text:style-name="T27">T</text:span><text:span text:style-name="T28">&amp;); // + удаление заданного значения из списка</text:span></text:p>
        <text:p text:style-name="P23"><text:span text:style-name="T28"><text:tab/>std::string </text:span><text:span text:style-name="T27">to_string</text:span><text:span text:style-name="T28">();</text:span></text:p>
        <text:p text:style-name="P23"><text:span text:style-name="T28"><text:tab/></text:span><text:span text:style-name="T27">void</text:span><text:span text:style-name="T28"> </text:span><text:span text:style-name="T27">delete_by_number</text:span><text:span text:style-name="T28">(size_t); // + <text:s/>удаление значения из позиции с заданным номером</text:span></text:p>
        <text:p text:style-name="P23"><text:span text:style-name="T28"><text:tab/>size_t </text:span><text:span text:style-name="T27">get_seek_num</text:span><text:span text:style-name="T28">() { </text:span><text:span text:style-name="T27">return</text:span><text:span text:style-name="T28"> seek_num; }</text:span></text:p>
        <text:p text:style-name="P21"/>
        <text:p text:style-name="P23"><text:span text:style-name="T28"><text:tab/></text:span><text:span text:style-name="T27">class</text:span><text:span text:style-name="T28"> Iterator {</text:span></text:p>
        <text:p text:style-name="P23"><text:span text:style-name="T28"><text:tab/><text:tab/>List&lt;</text:span><text:span text:style-name="T27">T</text:span><text:span text:style-name="T28">&gt; *l;</text:span></text:p>
        <text:p text:style-name="P21"><text:tab/><text:tab/>size_t current_index;</text:p>
        <text:p text:style-name="P21"><text:tab/><text:tab/>size_t position_counter;</text:p>
        <text:p text:style-name="P23"><text:span text:style-name="T28"><text:tab/></text:span><text:span text:style-name="T27">public</text:span><text:span text:style-name="T28">:</text:span></text:p>
        <text:p text:style-name="P23"><text:span text:style-name="T28"><text:tab/><text:tab/></text:span><text:span text:style-name="T27">Iterator</text:span><text:span text:style-name="T28">(List&lt;</text:span><text:span text:style-name="T27">T</text:span><text:span text:style-name="T28">&gt; *);</text:span></text:p>
        <text:p text:style-name="P23"><text:span text:style-name="T28"><text:tab/><text:tab/></text:span><text:span text:style-name="T27">void</text:span><text:span text:style-name="T28"> </text:span><text:span text:style-name="T27">begin</text:span><text:span text:style-name="T28">(); // + установка итератора на первый элемент списка</text:span></text:p>
        <text:p text:style-name="P23"><text:span text:style-name="T28"><text:tab/><text:tab/></text:span><text:span text:style-name="T27">void</text:span><text:span text:style-name="T28"> </text:span><text:span text:style-name="T27">next</text:span><text:span text:style-name="T28">(); // + переход к следующему значению в списке</text:span></text:p>
        <text:p text:style-name="P23"><text:span text:style-name="T28"><text:tab/><text:tab/></text:span><text:span text:style-name="T27">T</text:span><text:span text:style-name="T28">&amp; </text:span><text:span text:style-name="T27">get_current_value</text:span><text:span text:style-name="T28">(); // доступ к данным текущего элемента</text:span></text:p>
        <text:p text:style-name="P23"><text:span text:style-name="T28"><text:tab/><text:tab/></text:span><text:span text:style-name="T27">T</text:span><text:span text:style-name="T28">&amp; </text:span><text:span text:style-name="T27">operator*</text:span><text:span text:style-name="T28">(); // + доступ к данным текущего элемента</text:span></text:p>
        <text:p text:style-name="P23"><text:span text:style-name="T28"><text:tab/><text:tab/></text:span><text:span text:style-name="T27">bool</text:span><text:span text:style-name="T28"> </text:span><text:span text:style-name="T27">in_begin</text:span><text:span text:style-name="T28">(); // итератор в начале</text:span></text:p>
        <text:p text:style-name="P23"><text:span text:style-name="T28"><text:tab/><text:tab/></text:span><text:span text:style-name="T27">bool</text:span><text:span text:style-name="T28"> </text:span><text:span text:style-name="T27">in_end</text:span><text:span text:style-name="T28">();</text:span></text:p>
        <text:p text:style-name="P23"><text:span text:style-name="T28"><text:tab/><text:tab/></text:span><text:span text:style-name="T27">bool</text:span><text:span text:style-name="T28"> </text:span><text:span text:style-name="T27">in_boundary</text:span><text:span text:style-name="T28">(); // + проверка состояния итератора</text:span></text:p>
        <text:p text:style-name="P23"><text:span text:style-name="T28"><text:tab/><text:tab/>size_t </text:span><text:span text:style-name="T27">get_current_position</text:span><text:span text:style-name="T28">() {</text:span></text:p>
        <text:p text:style-name="P23"><text:span text:style-name="T28"><text:tab/><text:tab/><text:tab/></text:span><text:span text:style-name="T27">return</text:span><text:span text:style-name="T28"> position_counter;</text:span></text:p>
        <text:p text:style-name="P21"><text:tab/><text:tab/>}</text:p>
        <text:p text:style-name="P23"><text:span text:style-name="T28"><text:tab/><text:tab/>size_t </text:span><text:span text:style-name="T27">get_current_index</text:span><text:span text:style-name="T28">() {</text:span></text:p>
        <text:p text:style-name="P23"><text:span text:style-name="T28"><text:tab/><text:tab/><text:tab/></text:span><text:span text:style-name="T27">return</text:span><text:span text:style-name="T28"> current_index;</text:span></text:p>
        <text:p text:style-name="P21"><text:tab/><text:tab/>}</text:p>
        <text:p text:style-name="P21"><text:tab/>};</text:p>
        <text:p text:style-name="P23"><text:span text:style-name="T28"><text:tab/></text:span><text:span text:style-name="T27">friend</text:span><text:span text:style-name="T28"> </text:span><text:span text:style-name="T27">class</text:span><text:span text:style-name="T28"> Iterator;</text:span></text:p>
        <text:p text:style-name="P21">};</text:p>
        <text:p text:style-name="P21"/>
        <text:p text:style-name="P21">// Определение методов класса Iterator</text:p>
        <text:p text:style-name="P23"><text:span text:style-name="T29">template</text:span><text:span text:style-name="T30"> &lt;</text:span><text:span text:style-name="T29">typename</text:span><text:span text:style-name="T30"> </text:span><text:span text:style-name="T29">T</text:span><text:span text:style-name="T30">&gt; </text:span><text:span text:style-name="T29">List&lt;T&gt;::Iterator::Iterator</text:span><text:span text:style-name="T30">(List&lt;</text:span><text:span text:style-name="T29">T</text:span><text:span text:style-name="T30">&gt; *ptr) : l(ptr){</text:span></text:p>
        <text:p text:style-name="P23"><text:span text:style-name="T28"><text:tab/></text:span><text:span text:style-name="T27">this</text:span><text:span text:style-name="T28">-&gt;begin()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Iterator::begin</text:span><text:span text:style-name="T28">(){</text:span></text:p>
        <text:p text:style-name="P21"><text:tab/>current_index = l-&gt;head_index;</text:p>
        <text:p text:style-name="P21"><text:tab/>position_counter = 0;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Iterator::next</text:span><text:span text:style-name="T28">(){</text:span></text:p>
        <text:p text:style-name="P21"><text:tab/>position_counter++;</text:p>
        <text:p text:style-name="P23"><text:span text:style-name="T28"><text:tab/></text:span><text:span text:style-name="T27">if</text:span><text:span text:style-name="T28"> (in_boundary()) {</text:span></text:p>
        <text:p text:style-name="P21"><text:tab/><text:tab/>current_index = l-&gt;index_arr[current_index];</text:p>
        <text:p text:style-name="P23"><text:span text:style-name="T28"><text:tab/>} </text:span><text:span text:style-name="T27">else</text:span><text:span text:style-name="T28"> {</text:span></text:p>
        <text:p text:style-name="P21"><text:tab/><text:tab/>current_index = l-&gt;current_size - 1;</text:p>
        <text:p text:style-name="P23"><text:span text:style-name="T28"><text:tab/><text:tab/></text:span><text:span text:style-name="T27">return</text:span><text:span text:style-name="T28">;</text:span></text:p>
        <text:p text:style-name="P21"><text:tab/>}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T</text:span><text:span text:style-name="T28">&amp; </text:span><text:span text:style-name="T27">List&lt;T&gt;::Iterator::get_current_value</text:span><text:span text:style-name="T28">(){</text:span></text:p>
        <text:p text:style-name="P23"><text:span text:style-name="T28"><text:tab/></text:span><text:span text:style-name="T27">if</text:span><text:span text:style-name="T28"> (l-&gt;is_empty())</text:span></text:p>
        <text:p text:style-name="P23"><text:span text:style-name="T28"><text:tab/><text:tab/></text:span><text:span text:style-name="T27">throw</text:span><text:span text:style-name="T28"> "Список пуст";</text:span></text:p>
        <text:p text:style-name="P23"><text:span text:style-name="T28"><text:tab/></text:span><text:span text:style-name="T27">return</text:span><text:span text:style-name="T28"> l-&gt;arr[current_index]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T</text:span><text:span text:style-name="T28">&amp; </text:span><text:span text:style-name="T27">List&lt;T&gt;::Iterator::operator*</text:span><text:span text:style-name="T28">(){</text:span></text:p>
        <text:p text:style-name="P23"><text:span text:style-name="T28"><text:tab/></text:span><text:span text:style-name="T27">return</text:span><text:span text:style-name="T28"> get_current_value()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bool</text:span><text:span text:style-name="T28"> </text:span><text:span text:style-name="T27">List&lt;T&gt;::Iterator::in_begin</text:span><text:span text:style-name="T28">(){</text:span></text:p>
        <text:p text:style-name="P23"><text:span text:style-name="T28"><text:tab/></text:span><text:span text:style-name="T27">if</text:span><text:span text:style-name="T28"> (current_index == l-&gt;head_index)</text:span></text:p>
        <text:p text:style-name="P23"><text:soft-page-break/><text:span text:style-name="T28"><text:tab/><text:tab/></text:span><text:span text:style-name="T27">return</text:span><text:span text:style-name="T28"> </text:span><text:span text:style-name="T27">true</text:span><text:span text:style-name="T28">;</text:span></text:p>
        <text:p text:style-name="P23"><text:span text:style-name="T28"><text:tab/></text:span><text:span text:style-name="T27">else</text:span></text:p>
        <text:p text:style-name="P23"><text:span text:style-name="T28"><text:tab/><text:tab/></text:span><text:span text:style-name="T27">return</text:span><text:span text:style-name="T28"> </text:span><text:span text:style-name="T27">false</text:span><text:span text:style-name="T28">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bool</text:span><text:span text:style-name="T28"> </text:span><text:span text:style-name="T27">List&lt;T&gt;::Iterator::in_end</text:span><text:span text:style-name="T28">(){</text:span></text:p>
        <text:p text:style-name="P23"><text:span text:style-name="T28"><text:tab/></text:span><text:span text:style-name="T27">if</text:span><text:span text:style-name="T28"> ((l-&gt;get_size() - 1) == </text:span><text:span text:style-name="T27">this</text:span><text:span text:style-name="T28">-&gt;position_counter)</text:span></text:p>
        <text:p text:style-name="P23"><text:span text:style-name="T28"><text:tab/><text:tab/></text:span><text:span text:style-name="T27">return</text:span><text:span text:style-name="T28"> </text:span><text:span text:style-name="T27">true</text:span><text:span text:style-name="T28">;</text:span></text:p>
        <text:p text:style-name="P23"><text:span text:style-name="T28"><text:tab/></text:span><text:span text:style-name="T27">else</text:span></text:p>
        <text:p text:style-name="P23"><text:span text:style-name="T28"><text:tab/><text:tab/></text:span><text:span text:style-name="T27">return</text:span><text:span text:style-name="T28"> </text:span><text:span text:style-name="T27">false</text:span><text:span text:style-name="T28">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bool</text:span><text:span text:style-name="T28"> </text:span><text:span text:style-name="T27">List&lt;T&gt;::Iterator::in_boundary</text:span><text:span text:style-name="T28">(){</text:span></text:p>
        <text:p text:style-name="P23"><text:span text:style-name="T28"><text:tab/></text:span><text:span text:style-name="T27">if</text:span><text:span text:style-name="T28"> (position_counter &lt; l-&gt;current_size)</text:span></text:p>
        <text:p text:style-name="P23"><text:span text:style-name="T28"><text:tab/><text:tab/></text:span><text:span text:style-name="T27">return</text:span><text:span text:style-name="T28"> </text:span><text:span text:style-name="T27">true</text:span><text:span text:style-name="T28">;</text:span></text:p>
        <text:p text:style-name="P23"><text:span text:style-name="T28"><text:tab/></text:span><text:span text:style-name="T27">else</text:span></text:p>
        <text:p text:style-name="P23"><text:span text:style-name="T28"><text:tab/><text:tab/></text:span><text:span text:style-name="T27">return</text:span><text:span text:style-name="T28"> </text:span><text:span text:style-name="T27">false</text:span><text:span text:style-name="T28">;</text:span></text:p>
        <text:p text:style-name="P21">}</text:p>
        <text:p text:style-name="P21"/>
        <text:p text:style-name="P21">// Определение методов класса List</text:p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List&lt;T&gt;::List</text:span><text:span text:style-name="T28">(size_t init_size) {</text:span></text:p>
        <text:p text:style-name="P21"><text:tab/>storage_size = init_size;</text:p>
        <text:p text:style-name="P23"><text:span text:style-name="T28"><text:tab/>arr = </text:span><text:span text:style-name="T27">new</text:span><text:span text:style-name="T28"> </text:span><text:span text:style-name="T27">T</text:span><text:span text:style-name="T28">[storage_size];</text:span></text:p>
        <text:p text:style-name="P23"><text:span text:style-name="T28"><text:tab/>index_arr = </text:span><text:span text:style-name="T27">new</text:span><text:span text:style-name="T28"> size_t[storage_size];</text:span></text:p>
        <text:p text:style-name="P21"/>
        <text:p text:style-name="P21"><text:tab/>clean();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List&lt;T&gt;::~List</text:span><text:span text:style-name="T28">() {</text:span></text:p>
        <text:p text:style-name="P23"><text:span text:style-name="T28"><text:tab/></text:span><text:span text:style-name="T27">delete</text:span><text:span text:style-name="T28"> [] arr;</text:span></text:p>
        <text:p text:style-name="P23"><text:span text:style-name="T28"><text:tab/></text:span><text:span text:style-name="T27">delete</text:span><text:span text:style-name="T28"> [] index_arr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size_t </text:span><text:span text:style-name="T27">List&lt;T&gt;::get_size</text:span><text:span text:style-name="T28">() {</text:span></text:p>
        <text:p text:style-name="P23"><text:span text:style-name="T28"><text:tab/></text:span><text:span text:style-name="T27">return</text:span><text:span text:style-name="T28"> </text:span><text:span text:style-name="T27">this</text:span><text:span text:style-name="T28">-&gt;current_size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clean</text:span><text:span text:style-name="T28">(){</text:span></text:p>
        <text:p text:style-name="P21"><text:tab/>free_index = 0;</text:p>
        <text:p text:style-name="P21"><text:tab/>seek_num = 0;</text:p>
        <text:p text:style-name="P21"/>
        <text:p text:style-name="P21"><text:tab/>/* Размечаем индексы свободных элементов */</text:p>
        <text:p text:style-name="P23"><text:span text:style-name="T28"><text:tab/></text:span><text:span text:style-name="T27">for</text:span><text:span text:style-name="T28">(size_t i = 0; i &lt; storage_size - 1; i++) {</text:span></text:p>
        <text:p text:style-name="P21"><text:tab/><text:tab/>index_arr[i] = i + 1;</text:p>
        <text:p text:style-name="P21"><text:tab/><text:tab/>seek_num++;</text:p>
        <text:p text:style-name="P21"><text:tab/>}</text:p>
        <text:p text:style-name="P21"/>
        <text:p text:style-name="P21"><text:tab/>current_size = 0;</text:p>
        <text:p text:style-name="P21"><text:tab/>head_index = 0;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bool</text:span><text:span text:style-name="T28"> </text:span><text:span text:style-name="T27">List&lt;T&gt;::is_empty</text:span><text:span text:style-name="T28">(){</text:span></text:p>
        <text:p text:style-name="P23"><text:span text:style-name="T28"><text:tab/></text:span><text:span text:style-name="T27">return</text:span><text:span text:style-name="T28"> </text:span><text:span text:style-name="T27">this</text:span><text:span text:style-name="T28">-&gt;current_size == 0 ? </text:span><text:span text:style-name="T27">true</text:span><text:span text:style-name="T28"> : </text:span><text:span text:style-name="T27">false</text:span><text:span text:style-name="T28">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insert</text:span><text:span text:style-name="T28">(</text:span><text:span text:style-name="T27">const</text:span><text:span text:style-name="T28"> </text:span><text:span text:style-name="T27">T</text:span><text:span text:style-name="T28"> &amp;v){</text:span></text:p>
        <text:p text:style-name="P21"/>
        <text:p text:style-name="P21"><text:tab/>_have_more_one_place();</text:p>
        <text:p text:style-name="P21"><text:tab/>seek_num = 0;</text:p>
        <text:p text:style-name="P21"/>
        <text:p text:style-name="P21"><text:tab/>size_t next_free_index = index_arr[free_index];</text:p>
        <text:p text:style-name="P21"/>
        <text:p text:style-name="P23"><text:span text:style-name="T28"><text:tab/></text:span><text:span text:style-name="T27">if</text:span><text:span text:style-name="T28"> (is_empty()) {</text:span></text:p>
        <text:p text:style-name="P21"><text:tab/><text:tab/>head_index = 0;</text:p>
        <text:p text:style-name="P23"><text:soft-page-break/><text:span text:style-name="T28"><text:tab/>} </text:span><text:span text:style-name="T27">else</text:span><text:span text:style-name="T28"> {</text:span></text:p>
        <text:p text:style-name="P21"/>
        <text:p text:style-name="P23"><text:span text:style-name="T28"><text:tab/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3"><text:span text:style-name="T28"><text:tab/><text:tab/></text:span><text:span text:style-name="T27">for</text:span><text:span text:style-name="T28">(i.begin(); !i.in_end(); i.next(), seek_num++);</text:span></text:p>
        <text:p text:style-name="P21"/>
        <text:p text:style-name="P21"><text:tab/><text:tab/>index_arr[i.get_current_index()] = free_index;</text:p>
        <text:p text:style-name="P21"><text:tab/>}</text:p>
        <text:p text:style-name="P21"/>
        <text:p text:style-name="P21"><text:tab/>arr[free_index] = v;</text:p>
        <text:p text:style-name="P21"><text:tab/>current_size++;</text:p>
        <text:p text:style-name="P21"/>
        <text:p text:style-name="P21"><text:tab/>free_index = next_free_index;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size_t </text:span><text:span text:style-name="T27">List&lt;T&gt;::get_storage_size</text:span><text:span text:style-name="T28">(){</text:span></text:p>
        <text:p text:style-name="P23"><text:span text:style-name="T28"><text:tab/></text:span><text:span text:style-name="T27">return</text:span><text:span text:style-name="T28"> storage_size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T</text:span><text:span text:style-name="T28">&amp; </text:span><text:span text:style-name="T27">List&lt;T&gt;::_get_value_by_number</text:span><text:span text:style-name="T28">(size_t n){</text:span></text:p>
        <text:p text:style-name="P21"/>
        <text:p text:style-name="P21"><text:tab/>_validate_index(n);</text:p>
        <text:p text:style-name="P21"><text:tab/>seek_num = 0;</text:p>
        <text:p text:style-name="P21"/>
        <text:p text:style-name="P23"><text:span text:style-name="T28"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3"><text:span text:style-name="T28"><text:tab/></text:span><text:span text:style-name="T27">for</text:span><text:span text:style-name="T28">(i.begin(); i.get_current_position() &lt; n; i.next(), seek_num++);</text:span></text:p>
        <text:p text:style-name="P21"/>
        <text:p text:style-name="P23"><text:span text:style-name="T28"><text:tab/></text:span><text:span text:style-name="T27">return</text:span><text:span text:style-name="T28"> *i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bool</text:span><text:span text:style-name="T28"> </text:span><text:span text:style-name="T27">List&lt;T&gt;::has_value</text:span><text:span text:style-name="T28">(</text:span><text:span text:style-name="T27">const</text:span><text:span text:style-name="T28"> </text:span><text:span text:style-name="T27">T</text:span><text:span text:style-name="T28">&amp; v, size_t *p){ // by default p = NULL</text:span></text:p>
        <text:p text:style-name="P23"><text:span text:style-name="T28"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1"/>
        <text:p text:style-name="P21"><text:tab/>seek_num = 0;</text:p>
        <text:p text:style-name="P21"/>
        <text:p text:style-name="P23"><text:span text:style-name="T28"><text:tab/></text:span><text:span text:style-name="T27">for</text:span><text:span text:style-name="T28">(i.begin(); i.in_boundary(); i.next(), seek_num++)</text:span></text:p>
        <text:p text:style-name="P23"><text:span text:style-name="T28"><text:tab/><text:tab/></text:span><text:span text:style-name="T27">if</text:span><text:span text:style-name="T28"> (*i == v) {</text:span></text:p>
        <text:p text:style-name="P23"><text:span text:style-name="T28"><text:tab/><text:tab/><text:tab/></text:span><text:span text:style-name="T27">if</text:span><text:span text:style-name="T28">(p != NULL) {</text:span></text:p>
        <text:p text:style-name="P21"><text:tab/><text:tab/><text:tab/><text:tab/>*p = i.get_current_position();</text:p>
        <text:p text:style-name="P21"><text:tab/><text:tab/><text:tab/>}</text:p>
        <text:p text:style-name="P23"><text:span text:style-name="T28"><text:tab/><text:tab/><text:tab/></text:span><text:span text:style-name="T27">return</text:span><text:span text:style-name="T28"> </text:span><text:span text:style-name="T27">true</text:span><text:span text:style-name="T28">;</text:span></text:p>
        <text:p text:style-name="P21"><text:tab/><text:tab/>}</text:p>
        <text:p text:style-name="P21"/>
        <text:p text:style-name="P23"><text:span text:style-name="T28"><text:tab/></text:span><text:span text:style-name="T27">return</text:span><text:span text:style-name="T28"> </text:span><text:span text:style-name="T27">false</text:span><text:span text:style-name="T28">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insert</text:span><text:span text:style-name="T28">(size_t p, </text:span><text:span text:style-name="T27">const</text:span><text:span text:style-name="T28"> </text:span><text:span text:style-name="T27">T</text:span><text:span text:style-name="T28">&amp; v) {</text:span></text:p>
        <text:p text:style-name="P21"/>
        <text:p text:style-name="P21"><text:tab/>_have_more_one_place(); // имеет еще одно место в хранилище для добавления элемента?</text:p>
        <text:p text:style-name="P23"><text:span text:style-name="T28"><text:tab/>_validate_index(p, </text:span><text:span text:style-name="T27">true</text:span><text:span text:style-name="T28">); // индекс нормальный?</text:span></text:p>
        <text:p text:style-name="P21"/>
        <text:p text:style-name="P21"><text:tab/>seek_num = 0;</text:p>
        <text:p text:style-name="P21"/>
        <text:p text:style-name="P23"><text:span text:style-name="T28"><text:tab/></text:span><text:span text:style-name="T27">if</text:span><text:span text:style-name="T28">(p == 0) { // insert to begin</text:span></text:p>
        <text:p text:style-name="P21"><text:tab/><text:tab/>size_t current_insert_index = free_index;</text:p>
        <text:p text:style-name="P21"><text:tab/><text:tab/>free_index = index_arr[free_index];</text:p>
        <text:p text:style-name="P21"><text:tab/><text:tab/>arr[current_insert_index] = v;</text:p>
        <text:p text:style-name="P21"><text:tab/><text:tab/>index_arr[current_insert_index] = head_index;</text:p>
        <text:p text:style-name="P21"><text:tab/><text:tab/>head_index = current_insert_index;</text:p>
        <text:p text:style-name="P21"/>
        <text:p text:style-name="P21"><text:tab/><text:tab/>current_size++;</text:p>
        <text:p text:style-name="P23"><text:span text:style-name="T28"><text:tab/><text:tab/></text:span><text:span text:style-name="T27">return</text:span><text:span text:style-name="T28">;</text:span></text:p>
        <text:p text:style-name="P23"><text:span text:style-name="T28"><text:tab/>} </text:span><text:span text:style-name="T27">else</text:span><text:span text:style-name="T28"> {</text:span></text:p>
        <text:p text:style-name="P23"><text:soft-page-break/><text:span text:style-name="T28"><text:tab/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3"><text:span text:style-name="T28"><text:tab/><text:tab/></text:span><text:span text:style-name="T27">for</text:span><text:span text:style-name="T28">(i.begin(); i.get_current_position() &lt; (p - 1); i.next(), seek_num++);</text:span></text:p>
        <text:p text:style-name="P21"/>
        <text:p text:style-name="P21"><text:tab/><text:tab/>size_t current_insert_index = free_index;</text:p>
        <text:p text:style-name="P21"><text:tab/><text:tab/>free_index = index_arr[free_index];</text:p>
        <text:p text:style-name="P21"><text:tab/><text:tab/>arr[current_insert_index] = v;</text:p>
        <text:p text:style-name="P21"/>
        <text:p text:style-name="P21"><text:tab/><text:tab/>size_t old_next_index = index_arr[i.get_current_index()];</text:p>
        <text:p text:style-name="P21"><text:tab/><text:tab/>index_arr[i.get_current_index()] = current_insert_index;</text:p>
        <text:p text:style-name="P21"><text:tab/><text:tab/>index_arr[current_insert_index] = old_next_index;</text:p>
        <text:p text:style-name="P21"><text:tab/><text:tab/>current_size++;</text:p>
        <text:p text:style-name="P21"/>
        <text:p text:style-name="P23"><text:span text:style-name="T28"><text:tab/><text:tab/></text:span><text:span text:style-name="T27">return</text:span><text:span text:style-name="T28">;</text:span></text:p>
        <text:p text:style-name="P21"><text:tab/>}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std::string </text:span><text:span text:style-name="T27">List&lt;T&gt;::to_string</text:span><text:span text:style-name="T28">() {</text:span></text:p>
        <text:p text:style-name="P21"><text:tab/>std::stringstream ss;</text:p>
        <text:p text:style-name="P21"/>
        <text:p text:style-name="P21"><text:tab/>seek_num = 0;</text:p>
        <text:p text:style-name="P21"/>
        <text:p text:style-name="P23"><text:span text:style-name="T28"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1"/>
        <text:p text:style-name="P23"><text:span text:style-name="T28"><text:tab/></text:span><text:span text:style-name="T27">for</text:span><text:span text:style-name="T28">(i.begin(); i.in_boundary(); i.next(), seek_num++) {</text:span></text:p>
        <text:p text:style-name="P23"><text:span text:style-name="T28"><text:tab/><text:tab/></text:span><text:span text:style-name="T27">if</text:span><text:span text:style-name="T28"> (i.in_end())</text:span></text:p>
        <text:p text:style-name="P21"><text:tab/><text:tab/><text:tab/>ss &lt;&lt; *i;</text:p>
        <text:p text:style-name="P23"><text:span text:style-name="T28"><text:tab/><text:tab/></text:span><text:span text:style-name="T27">else</text:span></text:p>
        <text:p text:style-name="P21"><text:tab/><text:tab/><text:tab/>ss &lt;&lt; *i &lt;&lt; " ";</text:p>
        <text:p text:style-name="P21"><text:tab/>}</text:p>
        <text:p text:style-name="P21"/>
        <text:p text:style-name="P23"><text:span text:style-name="T28"><text:tab/></text:span><text:span text:style-name="T27">return</text:span><text:span text:style-name="T28"> ss.str();</text:span></text:p>
        <text:p text:style-name="P21">}</text:p>
        <text:p text:style-name="P21"/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delete_by_value</text:span><text:span text:style-name="T28">(</text:span><text:span text:style-name="T27">const</text:span><text:span text:style-name="T28"> </text:span><text:span text:style-name="T27">T</text:span><text:span text:style-name="T28">&amp; v) {</text:span></text:p>
        <text:p text:style-name="P23"><text:span text:style-name="T28"><text:tab/></text:span><text:span text:style-name="T27">if</text:span><text:span text:style-name="T28"> (get_size() == 0)</text:span></text:p>
        <text:p text:style-name="P23"><text:span text:style-name="T28"><text:tab/><text:tab/></text:span><text:span text:style-name="T27">return</text:span><text:span text:style-name="T28">;</text:span></text:p>
        <text:p text:style-name="P21"/>
        <text:p text:style-name="P23"><text:span text:style-name="T28"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1"/>
        <text:p text:style-name="P21"><text:tab/>size_t previous_value_index;</text:p>
        <text:p text:style-name="P21"/>
        <text:p text:style-name="P21"><text:tab/>seek_num = 0;</text:p>
        <text:p text:style-name="P21"/>
        <text:p text:style-name="P23"><text:span text:style-name="T28"><text:tab/></text:span><text:span text:style-name="T27">for</text:span><text:span text:style-name="T28"> (i.begin(); i.in_boundary(); i.next(), seek_num++) {</text:span></text:p>
        <text:p text:style-name="P21"/>
        <text:p text:style-name="P23"><text:span text:style-name="T28"><text:tab/><text:tab/></text:span><text:span text:style-name="T27">if</text:span><text:span text:style-name="T28">(*i == v){</text:span></text:p>
        <text:p text:style-name="P21"/>
        <text:p text:style-name="P23"><text:span text:style-name="T28"><text:tab/><text:tab/><text:tab/></text:span><text:span text:style-name="T27">if</text:span><text:span text:style-name="T28"> (i.in_begin()) {</text:span></text:p>
        <text:p text:style-name="P21"><text:tab/><text:tab/><text:tab/><text:tab/>head_index = index_arr[i.get_current_index()];</text:p>
        <text:p text:style-name="P23"><text:span text:style-name="T28"><text:tab/><text:tab/><text:tab/>} </text:span><text:span text:style-name="T27">else</text:span><text:span text:style-name="T28"> {</text:span></text:p>
        <text:p text:style-name="P21"><text:tab/><text:tab/><text:tab/><text:tab/>index_arr[previous_value_index] = index_arr[i.get_current_index()];</text:p>
        <text:p text:style-name="P21"><text:tab/><text:tab/><text:tab/>}</text:p>
        <text:p text:style-name="P21"/>
        <text:p text:style-name="P21"><text:tab/><text:tab/><text:tab/>index_arr[i.get_current_index()] = free_index;</text:p>
        <text:p text:style-name="P21"><text:tab/><text:tab/><text:tab/>free_index = i.get_current_index();</text:p>
        <text:p text:style-name="P21"><text:tab/><text:tab/><text:tab/>current_size--;</text:p>
        <text:p text:style-name="P21"/>
        <text:p text:style-name="P23"><text:span text:style-name="T28"><text:tab/><text:tab/><text:tab/></text:span><text:span text:style-name="T27">break</text:span><text:span text:style-name="T28">;</text:span></text:p>
        <text:p text:style-name="P21"><text:tab/><text:tab/>}</text:p>
        <text:p text:style-name="P21"/>
        <text:p text:style-name="P21"><text:tab/><text:tab/>previous_value_index = i.get_current_index();</text:p>
        <text:p text:style-name="P21"><text:soft-page-break/></text:p>
        <text:p text:style-name="P21"><text:tab/>}</text:p>
        <text:p text:style-name="P21"/>
        <text:p text:style-name="P23"><text:span text:style-name="T28"><text:tab/></text:span><text:span text:style-name="T27">return</text:span><text:span text:style-name="T28">;</text:span></text:p>
        <text:p text:style-name="P21">}</text:p>
        <text:p text:style-name="P21"/>
        <text:p text:style-name="P23"><text:span text:style-name="T27">template</text:span><text:span text:style-name="T28"> &lt;</text:span><text:span text:style-name="T27">typename</text:span><text:span text:style-name="T28"> </text:span><text:span text:style-name="T27">T</text:span><text:span text:style-name="T28">&gt; </text:span><text:span text:style-name="T27">void</text:span><text:span text:style-name="T28"> </text:span><text:span text:style-name="T27">List&lt;T&gt;::delete_by_number</text:span><text:span text:style-name="T28">(size_t p) {</text:span></text:p>
        <text:p text:style-name="P21"/>
        <text:p text:style-name="P21"><text:tab/>_validate_index(p);</text:p>
        <text:p text:style-name="P21"/>
        <text:p text:style-name="P23"><text:span text:style-name="T28"><text:tab/>List&lt;</text:span><text:span text:style-name="T27">T</text:span><text:span text:style-name="T28">&gt;::Iterator i(</text:span><text:span text:style-name="T27">this</text:span><text:span text:style-name="T28">);</text:span></text:p>
        <text:p text:style-name="P21"/>
        <text:p text:style-name="P21"><text:tab/>i.begin();</text:p>
        <text:p text:style-name="P21"/>
        <text:p text:style-name="P21"><text:tab/>seek_num = 0;</text:p>
        <text:p text:style-name="P21"/>
        <text:p text:style-name="P23"><text:span text:style-name="T28"><text:tab/></text:span><text:span text:style-name="T27">if</text:span><text:span text:style-name="T28"> (p == 0) {</text:span></text:p>
        <text:p text:style-name="P21"><text:tab/><text:tab/>head_index = index_arr[i.get_current_index()];</text:p>
        <text:p text:style-name="P23"><text:span text:style-name="T28"><text:tab/>} </text:span><text:span text:style-name="T27">else</text:span><text:span text:style-name="T28"> {</text:span></text:p>
        <text:p text:style-name="P21"><text:tab/><text:tab/>size_t previous_value_index;</text:p>
        <text:p text:style-name="P23"><text:span text:style-name="T28"><text:tab/><text:tab/></text:span><text:span text:style-name="T27">while</text:span><text:span text:style-name="T28">(i.get_current_position() &lt; p) {</text:span></text:p>
        <text:p text:style-name="P21"><text:tab/><text:tab/><text:tab/>previous_value_index = i.get_current_index();</text:p>
        <text:p text:style-name="P21"><text:tab/><text:tab/><text:tab/>i.next(); seek_num++;</text:p>
        <text:p text:style-name="P21"><text:tab/><text:tab/>}</text:p>
        <text:p text:style-name="P21"><text:tab/><text:tab/>index_arr[previous_value_index] = index_arr[i.get_current_index()];</text:p>
        <text:p text:style-name="P21"><text:tab/>}</text:p>
        <text:p text:style-name="P21"/>
        <text:p text:style-name="P21"><text:tab/>index_arr[i.get_current_index()] = free_index;</text:p>
        <text:p text:style-name="P21"><text:tab/>free_index = i.get_current_index();</text:p>
        <text:p text:style-name="P21"><text:tab/>current_size--;</text:p>
        <text:p text:style-name="P21"/>
        <text:p text:style-name="P23"><text:span text:style-name="T28"><text:tab/></text:span><text:span text:style-name="T27">return</text:span><text:span text:style-name="T28">;</text:span></text:p>
        <text:p text:style-name="P21">}</text:p>
        <text:p text:style-name="P21"/>
        <text:p text:style-name="P22">#endif</text:p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family="'Times New Roman'" fo:font-size="12pt" fo:language="ru" fo:country="RU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fo:font-size="13pt" fo:font-weight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line-height="87%" fo:text-align="justify" style:justify-single-word="false" fo:text-indent="0.7cm" style:auto-text-indent="false"/>
      <style:text-properties fo:font-size="11pt"/>
    </style:style>
    <style:style style:name="Пункт" style:family="paragraph" style:next-style-name="Standard">
      <style:paragraph-properties fo:margin-top="0.635cm" fo:margin-bottom="0.212cm" style:contextual-spacing="false" fo:orphans="2" fo:widows="2"/>
      <style:text-properties style:font-name="Times New Roman1" fo:font-family="'Times New Roman'" fo:font-size="14pt" fo:language="ru" fo:country="RU" fo:font-weight="bold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ru" fo:country="RU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89%" fo:text-align="justify" style:justify-single-word="false" fo:text-indent="0.7cm" style:auto-text-indent="false"/>
    </style:style>
    <style:style style:name="Титул" style:family="paragraph">
      <style:paragraph-properties fo:margin-left="8.571cm" fo:margin-right="0cm" fo:margin-top="0.212cm" fo:margin-bottom="0cm" style:contextual-spacing="false" fo:orphans="2" fo:widows="2" fo:text-indent="0cm" style:auto-text-indent="false"/>
      <style:text-properties style:font-name="Times New Roman1" fo:font-family="'Times New Roman'" fo:font-size="14pt" fo:language="ru" fo:country="RU" fo:font-weight="bold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WW8Num2z0_5f_text" style:display-name="WW8Num2z0_text" style:family="text">
      <style:text-properties style:font-name="Symbol" fo:font-family="Symbol"/>
    </style:style>
    <style:style style:name="WW8Num3z0_5f_text" style:display-name="WW8Num3z0_text" style:family="text">
      <style:text-properties style:font-name="Symbol" fo:font-family="Symbol"/>
    </style:style>
    <style:style style:name="WW8Num5z0_5f_text" style:display-name="WW8Num5z0_text" style:family="text">
      <style:text-properties fo:font-size="12pt"/>
    </style:style>
    <style:style style:name="WW8Num5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Symbol1"/>
      </text:list-level-style-bullet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-=-</meta:initial-creator>
    <dc:creator>Egor Lutohin</dc:creator>
    <meta:creation-date>2011-01-30T17:24:00</meta:creation-date>
    <dc:date>2014-03-13T03:08:57.522020567</dc:date>
    <meta:editing-duration>PT22H45M22S</meta:editing-duration>
    <meta:editing-cycles>9</meta:editing-cycles>
    <meta:document-statistic meta:table-count="1" meta:image-count="0" meta:object-count="1" meta:page-count="14" meta:paragraph-count="561" meta:word-count="2429" meta:character-count="18524" meta:non-whitespace-character-count="159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569cm" svg:y="3.702cm" style:legend-expansion="high" chart:style-name="ch2"/>
        <chart:plot-area chart:style-name="ch3" chart:data-source-has-labels="both" svg:x="0.769cm" svg:y="0.851cm" svg:width="12.162cm" svg:height="7.549cm">
          <chartooo:coordinate-region svg:x="1.946cm" svg:y="1.05cm" svg:width="10.52cm" svg:height="6.70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arch</text:p>
              </table:table-cell>
              <table:table-cell office:value-type="string">
                <text:p>Insert</text:p>
              </table:table-cell>
              <table:table-cell office:value-type="string">
                <text:p>Dele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07">
                <text:p>2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82">
                <text:p>2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47">
                <text:p>34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93">
                <text:p>39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61">
                <text:p>46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543">
                <text:p>5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97">
                <text:p>59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697">
                <text:p>69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58">
                <text:p>65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724">
                <text:p>72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18">
                <text:p>8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834">
                <text:p>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939">
                <text:p>93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944">
                <text:p>94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83">
                <text:p>98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1190">
                <text:p>11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074">
                <text:p>10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126">
                <text:p>112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22">
                <text:p>122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193">
                <text:p>119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1289">
                <text:p>128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285">
                <text:p>128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1296">
                <text:p>129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1480">
                <text:p>148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397">
                <text:p>139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1418">
                <text:p>141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717">
                <text:p>171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1602">
                <text:p>160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1647">
                <text:p>164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1891">
                <text:p>189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1678">
                <text:p>167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1774">
                <text:p>177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1951">
                <text:p>195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036">
                <text:p>203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176">
                <text:p>2176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226">
                <text:p>2226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1991">
                <text:p>199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199">
                <text:p>2199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079">
                <text:p>2079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170">
                <text:p>217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104">
                <text:p>210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210">
                <text:p>221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368">
                <text:p>236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495">
                <text:p>249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468">
                <text:p>246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557">
                <text:p>2557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448">
                <text:p>244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526">
                <text:p>252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472">
                <text:p>24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866">
                <text:p>286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812">
                <text:p>281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971">
                <text:p>297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3026">
                <text:p>3026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912">
                <text:p>291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831">
                <text:p>2831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988">
                <text:p>298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3083">
                <text:p>308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3114">
                <text:p>3114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3139">
                <text:p>3139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3052">
                <text:p>305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3890">
                <text:p>3890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3676">
                <text:p>3676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3731">
                <text:p>373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3483">
                <text:p>3483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3551">
                <text:p>3551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3572">
                <text:p>3572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3529">
                <text:p>3529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3330">
                <text:p>333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3742">
                <text:p>3742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4113">
                <text:p>411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3977">
                <text:p>3977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3710">
                <text:p>371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3753">
                <text:p>375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4156">
                <text:p>41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4274">
                <text:p>427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4123">
                <text:p>4123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3971">
                <text:p>3971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3930">
                <text:p>3930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4242">
                <text:p>424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4215">
                <text:p>4215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4383">
                <text:p>438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4372">
                <text:p>4372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4558">
                <text:p>4558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4289">
                <text:p>428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4579">
                <text:p>4579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4600">
                <text:p>4600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4554">
                <text:p>4554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4743">
                <text:p>4743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4425">
                <text:p>4425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4887">
                <text:p>4887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4761">
                <text:p>4761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4679">
                <text:p>4679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4707">
                <text:p>4707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5071">
                <text:p>507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5114">
                <text:p>5114</text:p>
              </table:table-cell>
              <table:table-cell office:value-type="float" office:value="4837">
                <text:p>4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